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1" svg:font-family="Arial"/>
    <style:font-face style:name="Lucidasans2"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Garamond2" svg:font-family="Garamond" style:font-family-generic="roman" style:font-pitch="variable"/>
    <style:font-face style:name="Garamond" svg:font-family="Garamond" style:font-adornments="Bold" style:font-family-generic="roman" style:font-pitch="variable"/>
    <style:font-face style:name="Garamond1" svg:font-family="Garamond" style:font-adornments="Regular" style:font-family-generic="roman" style:font-pitch="variable"/>
    <style:font-face style:name="Arial2" svg:font-family="Arial" style:font-family-generic="swiss" style:font-pitch="variable"/>
    <style:font-face style:name="Arial3" svg:font-family="Arial" style:font-adornments="Bold"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ucidasans1" svg:font-family="Lucida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0.97cm" table:align="left" style:writing-mode="lr-tb"/>
    </style:style>
    <style:style style:name="Table5.A" style:family="table-column">
      <style:table-column-properties style:column-width="10.97cm"/>
    </style:style>
    <style:style style:name="Table5.1" style:family="table-row">
      <style:table-row-properties style:min-row-height="0.519cm"/>
    </style:style>
    <style:style style:name="Table5.A1" style:family="table-cell">
      <style:table-cell-properties fo:background-color="#93cddd">
        <style:background-image/>
      </style:table-cell-properties>
    </style:style>
    <style:style style:name="Table6" style:family="table">
      <style:table-properties style:width="10.97cm" style:rel-width="100%" table:align="left" style:writing-mode="lr-tb"/>
    </style:style>
    <style:style style:name="Table6.A" style:family="table-column">
      <style:table-column-properties style:column-width="10.97cm" style:rel-column-width="65535*"/>
    </style:style>
    <style:style style:name="Table6.A1" style:family="table-cell">
      <style:table-cell-properties style:vertical-align="middle"/>
    </style:style>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7.196cm" table:align="margins" style:writing-mode="lr-tb"/>
    </style:style>
    <style:style style:name="Table1.A" style:family="table-column">
      <style:table-column-properties style:column-width="5.73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196cm" table:align="margins" style:writing-mode="lr-tb"/>
    </style:style>
    <style:style style:name="Table4.A" style:family="table-column">
      <style:table-column-properties style:column-width="5.73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style>
    <style:style style:name="P4" style:family="paragraph" style:parent-style-name="WW-Table_20_Heading">
      <style:paragraph-properties fo:break-before="page"/>
      <style:text-properties style:font-name="Arial2" fo:font-style="italic" style:font-style-asian="italic" style:font-style-complex="italic"/>
    </style:style>
    <style:style style:name="P5" style:family="paragraph" style:parent-style-name="WW-Table_20_Heading">
      <style:paragraph-properties fo:text-align="start" style:justify-single-word="false" fo:break-before="page"/>
      <style:text-properties style:font-name="Garamond2" fo:font-size="12pt" fo:font-style="italic" officeooo:rsid="000ac9a8" officeooo:paragraph-rsid="000ac9a8" style:font-size-asian="12pt" style:font-style-asian="italic" style:font-size-complex="12pt" style:font-style-complex="italic"/>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Garamond2" officeooo:paragraph-rsid="00115520"/>
    </style:style>
    <style:style style:name="P8" style:family="paragraph" style:parent-style-name="Standard">
      <style:paragraph-properties fo:margin-left="0cm" fo:margin-right="0cm" fo:text-indent="0cm" style:auto-text-indent="false">
        <style:tab-stops/>
      </style:paragraph-properties>
      <style:text-properties style:font-name="Arial2" fo:font-size="10pt" fo:font-style="italic" style:font-size-asian="10pt" style:font-style-asian="italic" style:font-size-complex="10pt" style:font-style-complex="italic"/>
    </style:style>
    <style:style style:name="P9" style:family="paragraph" style:parent-style-name="Text_20_body">
      <loext:graphic-properties draw:fill="none"/>
      <style:paragraph-properties fo:margin-left="0cm" fo:margin-right="0cm" fo:margin-top="0cm" fo:margin-bottom="0cm" loext:contextual-spacing="false" fo:text-align="start" style:justify-single-word="false" fo:orphans="0" fo:widows="0" fo:hyphenation-ladder-count="no-limit" fo:text-indent="0cm" style:auto-text-indent="false" fo:background-color="transparent" style:writing-mode="lr-tb">
        <style:tab-stops/>
      </style:paragraph-properties>
      <style:text-properties style:font-name="Garamond2" fo:font-size="10pt" fo:language="en" fo:country="CA" style:font-size-asian="10pt" style:font-size-complex="10pt" fo:hyphenate="false" fo:hyphenation-remain-char-count="2" fo:hyphenation-push-char-count="2"/>
    </style:style>
    <style:style style:name="P10" style:family="paragraph" style:parent-style-name="Text_20_body">
      <loext:graphic-properties draw:fill="none"/>
      <style:paragraph-properties fo:margin-left="0cm" fo:margin-right="0cm" fo:margin-top="0cm" fo:margin-bottom="0cm" loext:contextual-spacing="false" fo:text-align="start" style:justify-single-word="false" fo:orphans="0" fo:widows="0" fo:hyphenation-ladder-count="no-limit" fo:text-indent="0cm" style:auto-text-indent="false" fo:background-color="transparent" style:writing-mode="lr-tb">
        <style:tab-stops/>
      </style:paragraph-properties>
      <style:text-properties style:font-name="Garamond2" fo:font-size="10pt" style:font-size-asian="10pt" style:font-size-complex="10pt" fo:hyphenate="false" fo:hyphenation-remain-char-count="2" fo:hyphenation-push-char-count="2"/>
    </style:style>
    <style:style style:name="P11" style:family="paragraph" style:parent-style-name="Text_20_body" style:master-page-name="">
      <loext:graphic-properties draw:fill="none"/>
      <style:paragraph-properties fo:margin-left="0cm" fo:margin-right="0cm" fo:margin-top="0cm" fo:margin-bottom="0cm" loext:contextual-spacing="false" fo:text-align="start" style:justify-single-word="false" fo:orphans="0" fo:widows="0" fo:hyphenation-ladder-count="no-limit" fo:text-indent="0cm" style:auto-text-indent="false" style:page-number="auto" fo:background-color="transparent" style:writing-mode="lr-tb">
        <style:tab-stops/>
      </style:paragraph-properties>
      <style:text-properties style:font-name="Garamond2" fo:font-size="10pt" fo:language="en" fo:country="CA" style:font-size-asian="10pt" style:font-size-complex="10pt" fo:hyphenate="false" fo:hyphenation-remain-char-count="2" fo:hyphenation-push-char-count="2"/>
    </style:style>
    <style:style style:name="P12" style:family="paragraph" style:parent-style-name="Text_20_body">
      <style:paragraph-properties fo:margin-left="0cm" fo:margin-right="0cm" fo:margin-top="0cm" fo:margin-bottom="0cm" loext:contextual-spacing="false" fo:text-indent="0cm" style:auto-text-indent="false"/>
      <style:text-properties style:font-name="Garamond2" fo:font-size="10pt" officeooo:rsid="004a0e75" officeooo:paragraph-rsid="004a0e75" fo:background-color="#fff200" style:font-size-asian="10pt" style:font-size-complex="10pt"/>
    </style:style>
    <style:style style:name="P13" style:family="paragraph" style:parent-style-name="Text_20_body">
      <style:paragraph-properties fo:margin-left="0cm" fo:margin-right="0cm" fo:margin-top="0cm" fo:margin-bottom="0cm" loext:contextual-spacing="false" fo:text-indent="0cm" style:auto-text-indent="false"/>
      <style:text-properties style:font-name="Garamond2" fo:font-size="10pt" officeooo:paragraph-rsid="004a0e75" style:font-size-asian="10pt" style:font-size-complex="10pt"/>
    </style:style>
    <style:style style:name="P14" style:family="paragraph" style:parent-style-name="Text_20_body">
      <style:paragraph-properties fo:margin-left="0cm" fo:margin-right="0cm" fo:margin-top="0cm" fo:margin-bottom="0cm" loext:contextual-spacing="false" fo:text-indent="0cm" style:auto-text-indent="false"/>
      <style:text-properties style:font-name="Garamond2" officeooo:rsid="004a0e75" officeooo:paragraph-rsid="004a0e75"/>
    </style:style>
    <style:style style:name="P15" style:family="paragraph" style:parent-style-name="Text_20_body">
      <style:paragraph-properties fo:margin-left="0cm" fo:margin-right="0cm" fo:margin-top="0cm" fo:margin-bottom="0cm" loext:contextual-spacing="false" fo:text-indent="0cm" style:auto-text-indent="false"/>
      <style:text-properties style:font-name="Garamond2" officeooo:paragraph-rsid="004a0e75"/>
    </style:style>
    <style:style style:name="P16" style:family="paragraph" style:parent-style-name="Text_20_body">
      <style:paragraph-properties fo:margin-left="0cm" fo:margin-right="0cm" fo:margin-top="0cm" fo:margin-bottom="0cm" loext:contextual-spacing="false" fo:text-indent="0cm" style:auto-text-indent="false"/>
      <style:text-properties style:use-window-font-color="true" style:font-name="Garamond2" fo:font-size="10pt" fo:font-style="normal" officeooo:paragraph-rsid="004a0e75" fo:background-color="#fff200" style:font-size-asian="10pt" style:font-style-asian="normal" style:font-size-complex="10pt" style:font-style-complex="normal"/>
    </style:style>
    <style:style style:name="P17" style:family="paragraph" style:parent-style-name="Text_20_body">
      <style:paragraph-properties fo:margin-left="0cm" fo:margin-right="0cm" fo:text-indent="0cm" style:auto-text-indent="false"/>
      <style:text-properties style:font-name="Garamond2" fo:font-size="10pt" officeooo:paragraph-rsid="004a0e75" style:font-size-asian="10pt" style:font-size-complex="10pt"/>
    </style:style>
    <style:style style:name="P18" style:family="paragraph" style:parent-style-name="Text_20_body">
      <style:paragraph-properties fo:margin-left="0cm" fo:margin-right="0cm" fo:text-indent="0cm" style:auto-text-indent="false"/>
      <style:text-properties style:font-name="Garamond2" fo:font-size="10pt" officeooo:rsid="0050eed1" officeooo:paragraph-rsid="004a0e75" fo:background-color="#fff200" style:font-size-asian="10pt" style:font-size-complex="10pt"/>
    </style:style>
    <style:style style:name="P19" style:family="paragraph" style:parent-style-name="Text_20_body">
      <style:paragraph-properties fo:margin-left="0cm" fo:margin-right="0cm" fo:text-indent="0cm" style:auto-text-indent="false"/>
      <style:text-properties style:font-name="Garamond2" fo:font-size="10pt" officeooo:rsid="004a03cd" officeooo:paragraph-rsid="004a0e75" fo:background-color="#fff200" style:font-size-asian="10pt" style:font-size-complex="10pt"/>
    </style:style>
    <style:style style:name="P20" style:family="paragraph" style:parent-style-name="Text_20_body">
      <style:paragraph-properties fo:margin-left="0cm" fo:margin-right="0cm" fo:text-indent="0cm" style:auto-text-indent="false"/>
      <style:text-properties style:font-name="Garamond2" fo:font-size="10pt" officeooo:rsid="004a0e75" officeooo:paragraph-rsid="004a0e75" fo:background-color="#fff200"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style:font-name="Arial1" fo:font-weight="bold" loext:padding="0cm" loext:border="none"/>
    </style:style>
    <style:style style:name="P23" style:family="paragraph" style:parent-style-name="Table_20_Contents">
      <style:paragraph-properties fo:text-align="center" style:justify-single-word="false"/>
      <style:text-properties style:font-name="Garamond2" fo:font-size="10pt" fo:font-weight="bold" officeooo:rsid="0042a2d8" officeooo:paragraph-rsid="0042a2d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2" fo:font-size="10pt" fo:font-weight="bold" officeooo:rsid="0045fbf7" officeooo:paragraph-rsid="0045fbf7"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style:font-name="Garamond2" fo:font-size="10pt" officeooo:rsid="00470733" officeooo:paragraph-rsid="00470733" fo:background-color="#fff200" style:font-size-asian="10pt" style:font-size-complex="10pt"/>
    </style:style>
    <style:style style:name="P26" style:family="paragraph" style:parent-style-name="Table_20_Contents">
      <style:text-properties style:font-name="Garamond2" fo:font-size="10pt" officeooo:rsid="00171f22" officeooo:paragraph-rsid="00171f22" fo:background-color="#fff200" style:font-size-asian="10pt"/>
    </style:style>
    <style:style style:name="P27" style:family="paragraph" style:parent-style-name="Table_20_Contents">
      <style:text-properties style:font-name="Garamond2" fo:font-size="10pt" officeooo:rsid="00149747" officeooo:paragraph-rsid="00149747" fo:background-color="#fff200" style:font-size-asian="10pt"/>
    </style:style>
    <style:style style:name="P28" style:family="paragraph" style:parent-style-name="Table_20_Contents">
      <style:text-properties style:font-name="Garamond2" fo:font-size="10pt" fo:language="en" fo:country="US" officeooo:rsid="00149747" officeooo:paragraph-rsid="00149747" fo:background-color="#fff200" style:font-name-asian="Arial2" style:font-size-asian="10pt" style:font-name-complex="Arial2" style:font-size-complex="10pt"/>
    </style:style>
    <style:style style:name="P29" style:family="paragraph" style:parent-style-name="Table_20_Contents">
      <style:text-properties style:font-name="Garamond2" fo:font-size="10pt" fo:language="en" fo:country="US" officeooo:rsid="00149747" officeooo:paragraph-rsid="0014f7d0" fo:background-color="#fff200" style:font-name-asian="Arial2" style:font-size-asian="10pt" style:font-name-complex="Arial2" style:font-size-complex="10pt"/>
    </style:style>
    <style:style style:name="P30" style:family="paragraph" style:parent-style-name="Table_20_Contents">
      <style:text-properties style:font-name="Garamond2" fo:font-size="10pt" fo:language="en" fo:country="US" officeooo:rsid="0014f7d0" officeooo:paragraph-rsid="0014f7d0" fo:background-color="#fff200" style:font-name-asian="Arial2" style:font-size-asian="10pt" style:font-name-complex="Arial2" style:font-size-complex="10pt"/>
    </style:style>
    <style:style style:name="P31" style:family="paragraph" style:parent-style-name="Text_20_body">
      <style:text-properties style:font-name="Garamond2" officeooo:paragraph-rsid="00115520"/>
    </style:style>
    <style:style style:name="P32" style:family="paragraph" style:parent-style-name="Text_20_body">
      <style:text-properties style:font-name="Garamond2" fo:font-size="10pt" style:font-size-asian="10pt" style:font-size-complex="10pt"/>
    </style:style>
    <style:style style:name="P33" style:family="paragraph" style:parent-style-name="Text_20_body">
      <style:paragraph-properties fo:text-align="justify" style:justify-single-word="false"/>
      <style:text-properties style:font-name="Garamond2" fo:font-size="10pt" officeooo:rsid="002bc2df" officeooo:paragraph-rsid="002bc2df" style:font-size-asian="10pt" style:font-size-complex="10pt"/>
    </style:style>
    <style:style style:name="P34" style:family="paragraph" style:parent-style-name="Text_20_body">
      <style:text-properties style:font-name="Garamond2" fo:font-size="10pt" officeooo:rsid="003e7630" style:font-size-asian="10pt" style:font-size-complex="10pt"/>
    </style:style>
    <style:style style:name="P35" style:family="paragraph" style:parent-style-name="Text_20_body">
      <style:paragraph-properties fo:text-align="justify" style:justify-single-word="false"/>
      <style:text-properties style:font-name="Garamond2" fo:font-size="10pt" officeooo:rsid="002d7ec8" officeooo:paragraph-rsid="002d7ec8" style:font-size-asian="10pt" style:font-size-complex="10pt"/>
    </style:style>
    <style:style style:name="P36" style:family="paragraph" style:parent-style-name="Text_20_body">
      <style:text-properties style:font-name="Garamond2" fo:font-size="10pt" officeooo:rsid="00470733" officeooo:paragraph-rsid="00470733" style:font-size-asian="10pt" style:font-size-complex="10pt"/>
    </style:style>
    <style:style style:name="P37" style:family="paragraph" style:parent-style-name="Text_20_body">
      <style:paragraph-properties fo:text-align="justify" style:justify-single-word="false"/>
      <style:text-properties style:font-name="Garamond2" fo:font-size="10pt" officeooo:paragraph-rsid="0054b254" style:font-size-asian="10pt"/>
    </style:style>
    <style:style style:name="P38" style:family="paragraph" style:parent-style-name="Text_20_body">
      <style:text-properties style:font-name="Garamond2" fo:font-size="10pt" fo:font-weight="bold" officeooo:rsid="003e7630" officeooo:paragraph-rsid="003e7630" style:font-size-asian="10pt" style:font-weight-asian="bold" style:font-size-complex="10pt" style:font-weight-complex="bold"/>
    </style:style>
    <style:style style:name="P39" style:family="paragraph" style:parent-style-name="Text_20_body">
      <style:text-properties style:font-name="Garamond2" fo:font-size="10pt" fo:language="en" fo:country="CA" officeooo:rsid="003e7630" officeooo:paragraph-rsid="003e7630" style:font-size-asian="10pt" style:font-size-complex="10pt"/>
    </style:style>
    <style:style style:name="P40" style:family="paragraph" style:parent-style-name="Text_20_body">
      <style:text-properties style:font-name="Garamond2" fo:font-size="10pt" fo:language="en" fo:country="CA" officeooo:paragraph-rsid="0036f864" style:font-size-asian="10pt" style:font-size-complex="10pt"/>
    </style:style>
    <style:style style:name="P41" style:family="paragraph" style:parent-style-name="Text_20_body">
      <style:text-properties style:font-name="Garamond2" fo:font-size="10pt" fo:language="en" fo:country="CA" fo:font-weight="bold" officeooo:rsid="003e7630" officeooo:paragraph-rsid="003e7630" style:font-size-asian="10pt" style:font-weight-asian="bold" style:font-size-complex="10pt" style:font-weight-complex="bold"/>
    </style:style>
    <style:style style:name="P42" style:family="paragraph" style:parent-style-name="Text_20_body">
      <style:paragraph-properties fo:text-align="justify" style:justify-single-word="false"/>
      <style:text-properties style:font-name="Garamond2" fo:font-size="10pt" officeooo:rsid="0044e8e4" officeooo:paragraph-rsid="0054b254" fo:background-color="#fff200" style:font-size-asian="10pt" style:font-size-complex="10pt"/>
    </style:style>
    <style:style style:name="P43" style:family="paragraph" style:parent-style-name="Text_20_body">
      <style:paragraph-properties fo:text-align="justify" style:justify-single-word="false"/>
      <style:text-properties style:font-name="Arial1" fo:font-size="10pt" fo:font-style="normal" fo:font-weight="normal" officeooo:rsid="000cad3b" officeooo:paragraph-rsid="002bc2df" style:font-size-asian="10pt" style:font-style-asian="normal" style:font-weight-asian="normal" style:font-size-complex="10pt" style:font-style-complex="normal" style:font-weight-complex="normal"/>
    </style:style>
    <style:style style:name="P44" style:family="paragraph" style:parent-style-name="Text_20_body">
      <style:text-properties officeooo:paragraph-rsid="004a0e75"/>
    </style:style>
    <style:style style:name="P45" style:family="paragraph" style:parent-style-name="Text_20_body">
      <style:paragraph-properties fo:text-align="justify" style:justify-single-word="false"/>
      <style:text-properties officeooo:paragraph-rsid="0054b254"/>
    </style:style>
    <style:style style:name="P46" style:family="paragraph" style:parent-style-name="Text_20_body">
      <style:paragraph-properties fo:margin-top="0.212cm" fo:margin-bottom="0.212cm" loext:contextual-spacing="false" fo:text-align="justify" style:justify-single-word="false"/>
      <style:text-properties style:font-name="Garamond2" officeooo:paragraph-rsid="002e703f"/>
    </style:style>
    <style:style style:name="P47" style:family="paragraph" style:parent-style-name="Text_20_body">
      <style:paragraph-properties fo:margin-top="0.212cm" fo:margin-bottom="0.212cm" loext:contextual-spacing="false" fo:text-align="justify" style:justify-single-word="false"/>
      <style:text-properties style:font-name="Garamond2" fo:font-size="10pt" officeooo:rsid="002faafc" officeooo:paragraph-rsid="002faafc"/>
    </style:style>
    <style:style style:name="P48" style:family="paragraph" style:parent-style-name="Text_20_body">
      <style:paragraph-properties fo:margin-top="0.212cm" fo:margin-bottom="0.212cm" loext:contextual-spacing="false"/>
      <style:text-properties style:font-name="Garamond2" fo:font-size="10pt" officeooo:rsid="002faafc" officeooo:paragraph-rsid="0042a2d8"/>
    </style:style>
    <style:style style:name="P49" style:family="paragraph" style:parent-style-name="Text_20_body">
      <style:paragraph-properties fo:margin-top="0.212cm" fo:margin-bottom="0.212cm" loext:contextual-spacing="false" fo:text-align="justify" style:justify-single-word="false"/>
      <style:text-properties style:font-name="Garamond2" fo:font-size="10pt" officeooo:paragraph-rsid="002faafc"/>
    </style:style>
    <style:style style:name="P50" style:family="paragraph" style:parent-style-name="Text_20_body">
      <style:paragraph-properties fo:margin-top="0.212cm" fo:margin-bottom="0.212cm" loext:contextual-spacing="false" fo:text-align="justify" style:justify-single-word="false"/>
      <style:text-properties style:font-name="Garamond2" fo:font-size="10pt" officeooo:paragraph-rsid="004f91aa" style:font-size-asian="10pt" style:font-size-complex="10pt"/>
    </style:style>
    <style:style style:name="P51" style:family="paragraph" style:parent-style-name="Text_20_body">
      <style:paragraph-properties fo:margin-top="0.212cm" fo:margin-bottom="0.212cm" loext:contextual-spacing="false" fo:text-align="justify" style:justify-single-word="false"/>
      <style:text-properties officeooo:paragraph-rsid="004f91aa"/>
    </style:style>
    <style:style style:name="P52" style:family="paragraph" style:parent-style-name="Text_20_body">
      <style:paragraph-properties fo:margin-left="2.501cm" fo:margin-right="0cm" fo:margin-top="0cm" fo:margin-bottom="0cm" loext:contextual-spacing="false" fo:text-indent="0cm" style:auto-text-indent="false"/>
      <style:text-properties style:font-name="Garamond2" fo:font-size="10pt" fo:language="en" fo:country="CA" style:font-size-asian="10pt" style:font-size-complex="10pt"/>
    </style:style>
    <style:style style:name="P53" style:family="paragraph" style:parent-style-name="WW-Table_20_Heading1">
      <style:paragraph-properties fo:text-align="center" style:justify-single-word="false"/>
      <style:text-properties style:font-name="Garamond2" officeooo:paragraph-rsid="0007ec12"/>
    </style:style>
    <style:style style:name="P54" style:family="paragraph" style:parent-style-name="WW-Table_20_Heading1">
      <style:paragraph-properties fo:text-align="center" style:justify-single-word="false"/>
      <style:text-properties style:font-name="Garamond2" officeooo:rsid="00080632" officeooo:paragraph-rsid="00080632"/>
    </style:style>
    <style:style style:name="P55" style:family="paragraph" style:parent-style-name="WW-Table_20_Contents1">
      <style:text-properties style:font-name="Garamond2" fo:font-size="10pt" officeooo:rsid="00080632" officeooo:paragraph-rsid="00080632" style:font-size-asian="10pt" style:font-size-complex="10pt"/>
    </style:style>
    <style:style style:name="P56" style:family="paragraph" style:parent-style-name="WW-Table_20_Contents1">
      <style:paragraph-properties fo:margin-left="-0.007cm" fo:margin-right="0.014cm" fo:text-align="center" style:justify-single-word="false" fo:text-indent="0cm" style:auto-text-indent="false"/>
      <style:text-properties style:font-name="Garamond2" fo:font-size="10pt" fo:font-style="normal" officeooo:rsid="00080632" officeooo:paragraph-rsid="00080632" style:font-size-asian="10pt" style:font-style-asian="normal" style:font-size-complex="10pt" style:font-style-complex="normal"/>
    </style:style>
    <style:style style:name="P57" style:family="paragraph" style:parent-style-name="WW-Table_20_Heading">
      <style:paragraph-properties fo:text-align="start" style:justify-single-word="false"/>
      <style:text-properties style:font-name="Garamond2" fo:font-style="italic" officeooo:rsid="0007ec12" officeooo:paragraph-rsid="0008f05c" style:font-style-asian="italic" style:font-style-complex="italic"/>
    </style:style>
    <style:style style:name="P58" style:family="paragraph" style:parent-style-name="WW-Table_20_Heading">
      <style:paragraph-properties fo:text-align="start" style:justify-single-word="false"/>
      <style:text-properties style:font-name="Garamond2" fo:font-style="italic" officeooo:rsid="000cad3b" officeooo:paragraph-rsid="000cad3b" style:font-style-asian="italic" style:font-style-complex="italic"/>
    </style:style>
    <style:style style:name="P59" style:family="paragraph" style:parent-style-name="WW-Table_20_Heading">
      <style:paragraph-properties fo:text-align="center" style:justify-single-word="false"/>
      <style:text-properties style:font-name="Garamond2" fo:font-size="12pt" fo:font-style="italic" officeooo:rsid="0007ec12" officeooo:paragraph-rsid="0009c3b6" style:font-size-asian="12pt" style:font-style-asian="italic" style:font-size-complex="12pt" style:font-style-complex="italic"/>
    </style:style>
    <style:style style:name="P60" style:family="paragraph" style:parent-style-name="WW-Table_20_Heading">
      <style:paragraph-properties fo:text-align="start" style:justify-single-word="false"/>
      <style:text-properties style:font-name="Garamond2" fo:font-size="12pt" fo:font-style="italic" officeooo:rsid="0007ec12" officeooo:paragraph-rsid="0008f05c" style:font-size-asian="12pt" style:font-style-asian="italic" style:font-size-complex="12pt" style:font-style-complex="italic"/>
    </style:style>
    <style:style style:name="P61" style:family="paragraph" style:parent-style-name="WW-Table_20_Heading">
      <style:paragraph-properties fo:text-align="center" style:justify-single-word="false"/>
      <style:text-properties style:font-name="Garamond2" fo:font-size="12pt" fo:font-style="normal" fo:font-weight="normal" officeooo:paragraph-rsid="0054b254" style:font-name-asian="Arial Unicode MS1" style:font-size-asian="12pt" style:font-style-asian="normal" style:font-weight-asian="normal" style:font-name-complex="Lucidasans1" style:font-size-complex="12pt" style:font-style-complex="normal" style:font-weight-complex="normal"/>
    </style:style>
    <style:style style:name="P62" style:family="paragraph" style:parent-style-name="WW-Table_20_Heading">
      <style:text-properties style:font-name="Garamond2" fo:font-style="normal" fo:font-weight="normal" officeooo:paragraph-rsid="0054b254" style:font-name-asian="Arial Unicode MS1" style:font-style-asian="normal" style:font-weight-asian="normal" style:font-name-complex="Lucidasans1" style:font-size-complex="12pt" style:font-style-complex="normal" style:font-weight-complex="normal"/>
    </style:style>
    <style:style style:name="P63" style:family="paragraph" style:parent-style-name="WW-Table_20_Heading">
      <style:paragraph-properties fo:text-align="start" style:justify-single-word="false"/>
      <style:text-properties style:font-name="Garamond2" fo:font-size="10pt" fo:font-style="normal" fo:font-weight="normal" officeooo:rsid="000cad3b" officeooo:paragraph-rsid="0054b254" style:font-size-asian="10pt" style:font-style-asian="normal" style:font-weight-asian="normal" style:font-size-complex="10pt" style:font-style-complex="normal" style:font-weight-complex="normal"/>
    </style:style>
    <style:style style:name="P64" style:family="paragraph" style:parent-style-name="WW-Table_20_Heading">
      <style:paragraph-properties fo:text-align="center" style:justify-single-word="false"/>
      <style:text-properties style:use-window-font-color="true" style:font-name="Garamond2" fo:font-size="18pt" fo:language="en" fo:country="US" fo:font-style="normal" fo:font-weight="bold" officeooo:rsid="0007ec12" officeooo:paragraph-rsid="0054b254" style:font-name-asian="Arial Unicode MS1" style:font-size-asian="18pt" style:language-asian="none" style:country-asian="none" style:font-style-asian="normal" style:font-weight-asian="bold" style:font-name-complex="Lucidasans" style:font-size-complex="18pt" style:language-complex="none" style:country-complex="none" style:font-style-complex="normal" style:font-weight-complex="bold"/>
    </style:style>
    <style:style style:name="P65" style:family="paragraph" style:parent-style-name="WW-Table_20_Heading">
      <style:paragraph-properties fo:text-align="justify" style:justify-single-word="false"/>
      <style:text-properties officeooo:paragraph-rsid="0054b254"/>
    </style:style>
    <style:style style:name="P66" style:family="paragraph" style:parent-style-name="WW-Table_20_Heading">
      <style:paragraph-properties fo:text-align="justify" style:justify-single-word="false"/>
      <style:text-properties officeooo:paragraph-rsid="0056b6d3"/>
    </style:style>
    <style:style style:name="P67" style:family="paragraph" style:parent-style-name="Standard">
      <style:paragraph-properties fo:text-align="center" style:justify-single-word="false"/>
      <style:text-properties style:font-name="Garamond2" fo:font-size="12pt" fo:font-style="normal" officeooo:paragraph-rsid="0008f05c" style:font-size-asian="12pt" style:font-style-asian="normal" style:font-size-complex="12pt" style:font-style-complex="normal"/>
    </style:style>
    <style:style style:name="P68" style:family="paragraph" style:parent-style-name="Standard">
      <style:paragraph-properties fo:text-align="center" style:justify-single-word="false"/>
      <style:text-properties style:font-name="Garamond2" fo:font-size="12pt" fo:font-style="normal" officeooo:rsid="002803a4" officeooo:paragraph-rsid="002803a4" style:font-size-asian="12pt" style:font-style-asian="normal" style:font-size-complex="12pt" style:font-style-complex="normal"/>
    </style:style>
    <style:style style:name="P69" style:family="paragraph" style:parent-style-name="Standard">
      <style:paragraph-properties fo:text-align="center" style:justify-single-word="false"/>
      <style:text-properties style:font-name="Garamond2" fo:font-size="12pt" fo:font-style="normal" officeooo:rsid="004b60e0" officeooo:paragraph-rsid="004b60e0" style:font-size-asian="12pt" style:font-style-asian="normal" style:font-size-complex="12pt" style:font-style-complex="normal"/>
    </style:style>
    <style:style style:name="P70" style:family="paragraph" style:parent-style-name="Standard">
      <style:text-properties style:font-name="Garamond2" fo:font-size="12pt" officeooo:paragraph-rsid="0008f05c" style:font-size-asian="12pt" style:font-size-complex="12pt"/>
    </style:style>
    <style:style style:name="P71" style:family="paragraph" style:parent-style-name="Standard">
      <style:paragraph-properties fo:text-align="center" style:justify-single-word="false"/>
      <style:text-properties style:font-name="Garamond2" fo:font-size="12pt" officeooo:rsid="0000fb14" officeooo:paragraph-rsid="0008f05c" style:font-size-asian="12pt" style:font-size-complex="12pt"/>
    </style:style>
    <style:style style:name="P72" style:family="paragraph" style:parent-style-name="Standard">
      <style:paragraph-properties fo:text-align="center" style:justify-single-word="false"/>
      <style:text-properties style:font-name="Garamond2" fo:font-size="12pt" officeooo:rsid="000cad3b" officeooo:paragraph-rsid="000cad3b" style:font-size-asian="12pt" style:font-size-complex="12pt"/>
    </style:style>
    <style:style style:name="P73" style:family="paragraph" style:parent-style-name="Standard">
      <style:paragraph-properties fo:text-align="center" style:justify-single-word="false"/>
      <style:text-properties style:font-name="Garamond2" fo:font-size="12pt" officeooo:rsid="000cad3b" officeooo:paragraph-rsid="002803a4" style:font-size-asian="12pt" style:font-size-complex="12pt"/>
    </style:style>
    <style:style style:name="P74" style:family="paragraph" style:parent-style-name="Standard">
      <style:paragraph-properties fo:line-height="107%"/>
      <style:text-properties style:font-name="Garamond2" fo:font-size="10pt" officeooo:paragraph-rsid="003e7630" fo:background-color="#fff200" style:font-size-asian="10pt" style:font-size-complex="10pt"/>
    </style:style>
    <style:style style:name="P75" style:family="paragraph" style:parent-style-name="Standard">
      <style:paragraph-properties fo:text-align="center" style:justify-single-word="false"/>
      <style:text-properties style:use-window-font-color="true" style:font-name="Garamond2" fo:font-size="12pt" fo:language="en" fo:country="US" fo:font-style="normal" officeooo:rsid="004b60e0" officeooo:paragraph-rsid="0054b254" style:font-name-asian="Arial Unicode MS1" style:font-size-asian="12pt" style:language-asian="none" style:country-asian="none" style:font-style-asian="normal" style:font-name-complex="Lucidasans" style:font-size-complex="12pt" style:language-complex="none" style:country-complex="none" style:font-style-complex="normal"/>
    </style:style>
    <style:style style:name="P76" style:family="paragraph" style:parent-style-name="Standard">
      <style:paragraph-properties fo:margin-left="-0.026cm" fo:margin-right="0cm" fo:text-align="start" style:justify-single-word="false" fo:text-indent="0cm" style:auto-text-indent="false"/>
      <style:text-properties style:font-name="Garamond2" fo:font-style="italic" officeooo:paragraph-rsid="0007ec12" style:font-style-asian="italic" style:font-style-complex="italic"/>
    </style:style>
    <style:style style:name="P77" style:family="paragraph" style:parent-style-name="Contents_20_3">
      <style:paragraph-properties>
        <style:tab-stops>
          <style:tab-stop style:position="16.198cm" style:type="right" style:leader-style="dotted" style:leader-text="."/>
        </style:tab-stops>
      </style:paragraph-properties>
    </style:style>
    <style:style style:name="P78" style:family="paragraph" style:parent-style-name="Contents_20_1">
      <style:paragraph-properties>
        <style:tab-stops>
          <style:tab-stop style:position="17.196cm" style:type="right" style:leader-style="dotted" style:leader-text="."/>
        </style:tab-stops>
      </style:paragraph-properties>
    </style:style>
    <style:style style:name="P79" style:family="paragraph" style:parent-style-name="Contents_20_2">
      <style:paragraph-properties>
        <style:tab-stops>
          <style:tab-stop style:position="16.697cm" style:type="right" style:leader-style="dotted" style:leader-text="."/>
        </style:tab-stops>
      </style:paragraph-properties>
    </style:style>
    <style:style style:name="P80" style:family="paragraph" style:parent-style-name="WW-Table_20_Heading" style:master-page-name="Standard">
      <style:paragraph-properties fo:text-align="center" style:justify-single-word="false" style:page-number="auto"/>
      <style:text-properties style:font-name="Garamond2" fo:font-size="12pt" fo:font-style="italic" officeooo:rsid="0007ec12" officeooo:paragraph-rsid="0009c3b6" style:font-size-asian="12pt" style:font-style-asian="italic" style:font-size-complex="12pt" style:font-style-complex="italic"/>
    </style:style>
    <style:style style:name="P81" style:family="paragraph" style:parent-style-name="Heading_20_1">
      <style:text-properties style:font-name="Garamond2"/>
    </style:style>
    <style:style style:name="P82" style:family="paragraph" style:parent-style-name="Heading_20_1">
      <style:text-properties style:font-name="Garamond2" officeooo:paragraph-rsid="00115520"/>
    </style:style>
    <style:style style:name="P83" style:family="paragraph" style:parent-style-name="Heading_20_1">
      <style:paragraph-properties fo:break-before="page"/>
      <style:text-properties style:font-name="Garamond2"/>
    </style:style>
    <style:style style:name="P84" style:family="paragraph" style:parent-style-name="Heading_20_2">
      <style:text-properties style:font-name="Garamond2" fo:font-size="16pt" fo:font-style="normal" fo:font-weight="bold" style:font-size-asian="16pt" style:font-style-asian="normal" style:font-size-complex="16pt" style:font-style-complex="normal"/>
    </style:style>
    <style:style style:name="P85" style:family="paragraph" style:parent-style-name="Heading_20_2">
      <style:text-properties style:font-name="Garamond2" fo:font-size="16pt" fo:font-style="normal" style:font-size-asian="16pt" style:font-style-asian="normal" style:font-size-complex="16pt" style:font-style-complex="normal"/>
    </style:style>
    <style:style style:name="P86" style:family="paragraph" style:parent-style-name="Heading_20_2" style:master-page-name="">
      <loext:graphic-properties draw:fill="none"/>
      <style:paragraph-properties fo:margin-left="0cm" fo:margin-right="0cm" fo:margin-top="0.353cm" fo:margin-bottom="0.212cm" loext:contextual-spacing="false" fo:text-align="start" style:justify-single-word="false" fo:orphans="0" fo:widows="0" fo:hyphenation-ladder-count="no-limit" fo:text-indent="0cm" style:auto-text-indent="false" style:page-number="auto" fo:background-color="transparent" fo:keep-with-next="always" style:writing-mode="lr-tb">
        <style:tab-stops>
          <style:tab-stop style:position="1.27cm"/>
        </style:tab-stops>
      </style:paragraph-properties>
      <style:text-properties style:font-name="Garamond2" fo:font-size="16pt" fo:hyphenate="false" fo:hyphenation-remain-char-count="2" fo:hyphenation-push-char-count="2"/>
    </style:style>
    <style:style style:name="P87" style:family="paragraph" style:parent-style-name="Table_20_Contents">
      <style:text-properties style:font-name="Garamond2" fo:font-size="10pt" fo:background-color="#fff200" style:font-size-asian="10pt"/>
    </style:style>
    <style:style style:name="P88" style:family="paragraph" style:parent-style-name="Table_20_Contents">
      <style:text-properties style:font-name="Garamond2" fo:font-size="10pt" officeooo:rsid="0014f7d0" officeooo:paragraph-rsid="0014f7d0" fo:background-color="#fff200" style:font-size-asian="10pt"/>
    </style:style>
    <style:style style:name="P89" style:family="paragraph" style:parent-style-name="Table_20_Contents">
      <style:text-properties style:font-name="Garamond2" fo:font-size="10pt" officeooo:rsid="00167d84" officeooo:paragraph-rsid="00167d84" fo:background-color="#fff200" style:font-size-asian="10pt"/>
    </style:style>
    <style:style style:name="P90" style:family="paragraph" style:parent-style-name="Table_20_Contents">
      <style:text-properties officeooo:paragraph-rsid="0014f7d0"/>
    </style:style>
    <style:style style:name="P91" style:family="paragraph" style:parent-style-name="Text_20_body" style:list-style-name="L2">
      <style:text-properties officeooo:paragraph-rsid="003e7630"/>
    </style:style>
    <style:style style:name="P92" style:family="paragraph" style:parent-style-name="Text_20_body" style:list-style-name="L3">
      <style:paragraph-properties fo:text-align="justify" style:justify-single-word="false"/>
      <style:text-properties style:font-name="Garamond2" fo:font-size="10pt" officeooo:rsid="0044e8e4" officeooo:paragraph-rsid="004a0e75" fo:background-color="#fff200" style:font-size-asian="10pt" style:font-size-complex="10pt"/>
    </style:style>
    <style:style style:name="P93" style:family="paragraph" style:parent-style-name="Text_20_body" style:list-style-name="L3">
      <style:paragraph-properties fo:text-align="justify" style:justify-single-word="false"/>
      <style:text-properties style:font-name="Garamond2" officeooo:rsid="004a0e75" officeooo:paragraph-rsid="004a0e75" fo:background-color="#fff200"/>
    </style:style>
    <style:style style:name="P94" style:family="paragraph" style:parent-style-name="Text_20_body">
      <style:paragraph-properties fo:text-align="justify" style:justify-single-word="false"/>
      <style:text-properties officeooo:paragraph-rsid="0059f43e"/>
    </style:style>
    <style:style style:name="P95" style:family="paragraph" style:parent-style-name="Text_20_body">
      <style:paragraph-properties fo:text-align="justify" style:justify-single-word="false"/>
      <style:text-properties officeooo:paragraph-rsid="004f91aa"/>
    </style:style>
    <style:style style:name="P96" style:family="paragraph" style:parent-style-name="Text_20_body">
      <style:paragraph-properties fo:line-height="115%" fo:text-align="justify" style:justify-single-word="false"/>
      <style:text-properties officeooo:paragraph-rsid="005f390b"/>
    </style:style>
    <style:style style:name="P97" style:family="paragraph" style:parent-style-name="Text_20_body" style:list-style-name="L1">
      <style:paragraph-properties fo:margin-top="0.071cm" fo:margin-bottom="0cm" loext:contextual-spacing="false"/>
      <style:text-properties style:font-name="Garamond2" fo:font-size="10pt" style:font-size-asian="10pt" style:font-size-complex="10pt"/>
    </style:style>
    <style:style style:name="P98" style:family="paragraph" style:parent-style-name="Text_20_body" style:list-style-name="L1">
      <style:paragraph-properties fo:margin-top="0.071cm" fo:margin-bottom="0cm" loext:contextual-spacing="false"/>
      <style:text-properties style:font-name="Garamond2" fo:font-size="10pt" officeooo:paragraph-rsid="005d9fc6" style:font-size-asian="10pt" style:font-size-complex="10pt"/>
    </style:style>
    <style:style style:name="P99" style:family="paragraph" style:parent-style-name="Text_20_body" style:list-style-name="L1">
      <style:paragraph-properties fo:margin-top="0.071cm" fo:margin-bottom="0cm" loext:contextual-spacing="false" fo:line-height="115%"/>
      <style:text-properties style:font-name="Garamond2" fo:font-size="10pt" style:font-size-asian="10pt" style:font-size-complex="10pt"/>
    </style:style>
    <style:style style:name="P100" style:family="paragraph" style:parent-style-name="Text_20_body">
      <style:paragraph-properties fo:margin-left="0cm" fo:margin-right="0cm" fo:margin-top="0.212cm" fo:margin-bottom="0cm" loext:contextual-spacing="false" fo:line-height="115%" fo:text-align="justify" style:justify-single-word="false" fo:text-indent="0cm" style:auto-text-indent="false"/>
      <style:text-properties officeooo:paragraph-rsid="005d9fc6"/>
    </style:style>
    <style:style style:name="P101" style:family="paragraph" style:parent-style-name="Text_20_body">
      <style:paragraph-properties fo:margin-left="0cm" fo:margin-right="0cm" fo:text-indent="0cm" style:auto-text-indent="false"/>
      <style:text-properties officeooo:paragraph-rsid="004a0e75"/>
    </style:style>
    <style:style style:name="P102" style:family="paragraph" style:parent-style-name="WW-Table_20_Contents1">
      <style:text-properties officeooo:paragraph-rsid="00080632"/>
    </style:style>
    <style:style style:name="P103" style:family="paragraph" style:parent-style-name="WW-Table_20_Contents1">
      <style:text-properties style:font-name="Garamond2" fo:font-size="10pt" style:font-size-asian="10pt"/>
    </style:style>
    <style:style style:name="P104" style:family="paragraph" style:parent-style-name="WW-Table_20_Contents1">
      <style:paragraph-properties fo:text-align="center" style:justify-single-word="false"/>
      <style:text-properties style:font-name="Garamond2" fo:font-size="10pt" style:font-size-asian="10pt"/>
    </style:style>
    <style:style style:name="P105" style:family="paragraph" style:parent-style-name="WW-Table_20_Contents1">
      <style:text-properties style:font-name="Garamond2" fo:font-size="10pt" officeooo:rsid="00167d84" officeooo:paragraph-rsid="00167d84" style:font-size-asian="10pt"/>
    </style:style>
    <style:style style:name="P106" style:family="paragraph" style:parent-style-name="WW-Table_20_Contents1">
      <style:text-properties style:font-name="Garamond2" fo:font-size="10pt" officeooo:rsid="00121a31" officeooo:paragraph-rsid="00121a31" style:font-size-asian="10pt"/>
    </style:style>
    <style:style style:name="P107" style:family="paragraph" style:parent-style-name="WW-Table_20_Contents1">
      <style:paragraph-properties fo:text-align="center" style:justify-single-word="false"/>
      <style:text-properties style:font-name="Garamond2" fo:font-size="10pt" officeooo:rsid="00121a31" officeooo:paragraph-rsid="00121a31" style:font-size-asian="10pt"/>
    </style:style>
    <style:style style:name="P108" style:family="paragraph" style:parent-style-name="WW-Table_20_Contents1">
      <style:text-properties officeooo:paragraph-rsid="0060c99e"/>
    </style:style>
    <style:style style:name="P109" style:family="paragraph" style:parent-style-name="WW-Table_20_Contents1">
      <style:paragraph-properties fo:margin-left="-0.007cm" fo:margin-right="1.217cm" fo:text-indent="0cm" style:auto-text-indent="false"/>
      <style:text-properties style:use-window-font-color="true" style:font-name="Garamond2" fo:font-size="10pt" fo:language="en" fo:country="US" fo:font-style="normal" officeooo:rsid="00080632" officeooo:paragraph-rsid="005d60f3" style:font-name-asian="Arial Unicode MS1" style:font-size-asian="10pt" style:language-asian="none" style:country-asian="none" style:font-style-asian="normal" style:font-name-complex="Lucidasans" style:font-size-complex="10pt" style:language-complex="none" style:country-complex="none" style:font-style-complex="normal"/>
    </style:style>
    <style:style style:name="T1" style:family="text">
      <style:text-properties style:font-name="Garamond2" fo:font-size="8pt" style:font-size-asian="8pt" style:font-size-complex="8pt"/>
    </style:style>
    <style:style style:name="T2" style:family="text">
      <style:text-properties style:font-name="Garamond2" fo:font-size="8pt" officeooo:rsid="002803a4" style:font-size-asian="8pt" style:font-size-complex="8pt"/>
    </style:style>
    <style:style style:name="T3" style:family="text">
      <style:text-properties style:font-name="Garamond2" fo:font-size="10pt" officeooo:rsid="002e703f"/>
    </style:style>
    <style:style style:name="T4" style:family="text">
      <style:text-properties style:font-name="Garamond2" fo:font-size="10pt" officeooo:rsid="002d7ec8"/>
    </style:style>
    <style:style style:name="T5" style:family="text">
      <style:text-properties style:font-name="Garamond2" fo:font-size="10pt" fo:background-color="#fff200" loext:char-shading-value="0" style:font-size-asian="10pt"/>
    </style:style>
    <style:style style:name="T6" style:family="text">
      <style:text-properties style:font-name="Garamond2" fo:font-size="10pt" officeooo:rsid="003e7630" fo:background-color="#fff200" loext:char-shading-value="0" style:font-size-asian="10pt" style:font-size-complex="10pt"/>
    </style:style>
    <style:style style:name="T7" style:family="text">
      <style:text-properties style:font-name="Garamond2" fo:font-size="10pt" officeooo:rsid="0014f7d0" fo:background-color="#fff200" loext:char-shading-value="0" style:font-size-asian="10pt"/>
    </style:style>
    <style:style style:name="T8" style:family="text">
      <style:text-properties style:font-name="Garamond2" fo:font-size="10pt" fo:background-color="#fff200" loext:char-shading-value="0" style:font-name-asian="Arial Unicode MS1" style:font-size-asian="10pt" style:font-name-complex="Lucidasans1"/>
    </style:style>
    <style:style style:name="T9" style:family="text">
      <style:text-properties style:font-name="Garamond2" fo:font-size="10pt" officeooo:rsid="0054b254" fo:background-color="#fff200" loext:char-shading-value="0" style:font-name-asian="Arial Unicode MS1" style:font-size-asian="10pt" style:font-name-complex="Lucidasans1"/>
    </style:style>
    <style:style style:name="T10" style:family="text">
      <style:text-properties style:font-name="Garamond2" fo:font-size="10pt" officeooo:rsid="0054b254" fo:background-color="#fff200" loext:char-shading-value="0"/>
    </style:style>
    <style:style style:name="T11" style:family="text">
      <style:text-properties style:font-name="Garamond2" fo:font-size="10pt" officeooo:rsid="00568448" fo:background-color="#fff200" loext:char-shading-value="0"/>
    </style:style>
    <style:style style:name="T12" style:family="text">
      <style:text-properties style:font-name="Garamond2" fo:font-size="10pt" officeooo:rsid="0056b6d3" fo:background-color="#fff200" loext:char-shading-value="0"/>
    </style:style>
    <style:style style:name="T13" style:family="text">
      <style:text-properties style:font-name="Garamond2" fo:font-size="10pt" officeooo:rsid="0056c85f" fo:background-color="#fff200" loext:char-shading-value="0"/>
    </style:style>
    <style:style style:name="T14" style:family="text">
      <style:text-properties style:font-name="Garamond2" fo:font-size="10pt" officeooo:rsid="005971b3" fo:background-color="#fff200" loext:char-shading-value="0"/>
    </style:style>
    <style:style style:name="T15" style:family="text">
      <style:text-properties style:font-name="Garamond2" fo:font-size="10pt" officeooo:rsid="0045fbf7"/>
    </style:style>
    <style:style style:name="T16" style:family="text">
      <style:text-properties style:font-name="Garamond2" fo:font-size="10pt" fo:font-weight="bold" style:font-size-asian="10pt" style:font-size-complex="10pt"/>
    </style:style>
    <style:style style:name="T17" style:family="text">
      <style:text-properties style:font-name="Garamond2" fo:font-size="10pt" officeooo:rsid="004f91aa"/>
    </style:style>
    <style:style style:name="T18" style:family="text">
      <style:text-properties style:font-name="Garamond2" fo:font-size="10pt" fo:language="de" fo:country="DE" style:font-size-asian="10pt" style:font-size-complex="10pt"/>
    </style:style>
    <style:style style:name="T19" style:family="text">
      <style:text-properties style:font-name="Garamond2" fo:font-size="10pt" fo:language="de" fo:country="DE" officeooo:rsid="000fad26" style:font-size-asian="10pt" style:font-size-complex="10pt"/>
    </style:style>
    <style:style style:name="T20" style:family="text">
      <style:text-properties style:font-name="Garamond2" fo:font-size="10pt" fo:language="de" fo:country="DE" officeooo:rsid="000ddb44" style:font-size-asian="10pt" style:font-size-complex="10pt"/>
    </style:style>
    <style:style style:name="T21" style:family="text">
      <style:text-properties style:font-name="Garamond2" fo:font-size="10pt" fo:language="de" fo:country="DE" officeooo:rsid="004f91aa" style:font-size-asian="10pt" style:font-size-complex="10pt"/>
    </style:style>
    <style:style style:name="T22" style:family="text">
      <style:text-properties style:font-name="Garamond2" fo:font-size="10pt" fo:language="de" fo:country="DE" officeooo:rsid="000ddb44" fo:background-color="#fff200" loext:char-shading-value="0" style:font-size-asian="10pt" style:font-size-complex="10pt"/>
    </style:style>
    <style:style style:name="T23" style:family="text">
      <style:text-properties style:font-name="Garamond2" fo:font-size="10pt" fo:language="de" fo:country="DE" officeooo:rsid="005b6902" fo:background-color="#fff200" loext:char-shading-value="0" style:font-size-asian="10pt" style:font-size-complex="10pt"/>
    </style:style>
    <style:style style:name="T24" style:family="text">
      <style:text-properties style:font-name="Garamond2" fo:font-size="10pt" fo:font-style="normal" fo:font-weight="normal" officeooo:rsid="0007ec12" fo:background-color="#fff200" loext:char-shading-value="0" style:font-size-asian="10pt" style:font-style-asian="normal" style:font-weight-asian="normal" style:font-size-complex="10pt" style:font-style-complex="normal" style:font-weight-complex="normal"/>
    </style:style>
    <style:style style:name="T25" style:family="text">
      <style:text-properties style:font-name="Garamond2" fo:font-size="10pt" style:font-size-asian="10pt"/>
    </style:style>
    <style:style style:name="T26" style:family="text">
      <style:text-properties style:font-name="Garamond2" fo:font-size="10pt" style:font-size-asian="10pt" style:font-size-complex="10pt"/>
    </style:style>
    <style:style style:name="T27" style:family="text">
      <style:text-properties style:font-name="Garamond2" fo:font-size="10pt" officeooo:rsid="004f91aa" style:font-size-asian="10pt" style:font-size-complex="10pt"/>
    </style:style>
    <style:style style:name="T28" style:family="text">
      <style:text-properties style:font-name="Garamond2" fo:font-size="10pt" officeooo:rsid="00080632" style:font-size-asian="10pt" style:font-size-complex="10pt"/>
    </style:style>
    <style:style style:name="T29" style:family="text">
      <style:text-properties style:font-name="Garamond2" fo:font-size="10pt" officeooo:rsid="0060c99e" style:font-size-asian="10pt"/>
    </style:style>
    <style:style style:name="T30" style:family="text">
      <style:text-properties style:font-name="Garamond2" fo:font-size="10pt" officeooo:rsid="00167d84" style:font-size-asian="10pt"/>
    </style:style>
    <style:style style:name="T31" style:family="text">
      <style:text-properties style:font-name="Garamond2" fo:font-size="10pt" officeooo:rsid="0061bd01" style:font-size-asian="10pt"/>
    </style:style>
    <style:style style:name="T32" style:family="text">
      <style:text-properties style:font-name="Garamond2" fo:font-size="10pt" fo:language="en" fo:country="PH" officeooo:rsid="00132160" fo:background-color="#fff200" loext:char-shading-value="0" style:font-size-asian="10pt"/>
    </style:style>
    <style:style style:name="T33" style:family="text">
      <style:text-properties style:font-name="Garamond2" fo:font-size="10pt" fo:language="en" fo:country="PH" officeooo:rsid="0013739c" fo:background-color="#fff200" loext:char-shading-value="0" style:font-size-asian="10pt"/>
    </style:style>
    <style:style style:name="T34" style:family="text">
      <style:text-properties style:font-name="Garamond2" fo:font-size="10pt" fo:language="en" fo:country="PH" officeooo:rsid="005d60f3" fo:background-color="#fff200" loext:char-shading-value="0" style:font-size-asian="10pt"/>
    </style:style>
    <style:style style:name="T35" style:family="text">
      <style:text-properties style:font-name="Garamond2" fo:font-size="10pt" fo:language="en" fo:country="PH" officeooo:rsid="005d9fc6" fo:background-color="#fff200" loext:char-shading-value="0" style:font-size-asian="10pt"/>
    </style:style>
    <style:style style:name="T36" style:family="text">
      <style:text-properties style:font-name="Garamond2" fo:font-size="10pt" fo:language="en" fo:country="PH" officeooo:rsid="0013739c" fo:background-color="#fff200" loext:char-shading-value="0" style:font-size-asian="10pt" style:font-size-complex="10pt"/>
    </style:style>
    <style:style style:name="T37" style:family="text">
      <style:text-properties style:font-name="Garamond2" fo:font-size="10pt" fo:language="en" fo:country="PH" officeooo:rsid="005f390b" fo:background-color="#fff200" loext:char-shading-value="0" style:font-size-asian="10pt" style:font-size-complex="10pt"/>
    </style:style>
    <style:style style:name="T38" style:family="text">
      <style:text-properties style:font-name="Garamond2" fo:font-size="10pt" fo:language="en" fo:country="PH" officeooo:rsid="00149747" fo:background-color="#fff200" loext:char-shading-value="0" style:font-size-asian="10pt" style:font-size-complex="10pt"/>
    </style:style>
    <style:style style:name="T39" style:family="text">
      <style:text-properties style:font-name="Garamond2" fo:font-size="10pt" fo:language="en" fo:country="PH" officeooo:rsid="0061bd01" fo:background-color="#fff200" loext:char-shading-value="0" style:font-size-asian="10pt"/>
    </style:style>
    <style:style style:name="T40" style:family="text">
      <style:text-properties style:font-name="Garamond2" fo:font-size="10pt" fo:language="en" fo:country="PH" officeooo:rsid="00149747" fo:background-color="#fff200" loext:char-shading-value="0" style:font-name-asian="Arial2" style:font-size-asian="10pt" style:font-name-complex="Arial2" style:font-size-complex="10pt"/>
    </style:style>
    <style:style style:name="T41" style:family="text">
      <style:text-properties style:font-name="Garamond2" fo:font-size="10pt" fo:language="en" fo:country="PH" officeooo:rsid="005f390b" fo:background-color="#fff200" loext:char-shading-value="0" style:font-name-asian="Arial2" style:font-size-asian="10pt" style:font-name-complex="Arial2" style:font-size-complex="10pt"/>
    </style:style>
    <style:style style:name="T42" style:family="text">
      <style:text-properties style:font-name="Garamond2" fo:font-size="10pt" fo:language="en" fo:country="US" officeooo:rsid="0014f7d0" fo:background-color="#fff200" loext:char-shading-value="0" style:font-name-asian="Arial2" style:font-size-asian="10pt" style:font-name-complex="Arial2" style:font-size-complex="10pt"/>
    </style:style>
    <style:style style:name="T43" style:family="text">
      <style:text-properties style:use-window-font-color="true" style:font-name="Garamond2" fo:font-size="8pt" fo:language="en" fo:country="US" officeooo:rsid="0054b254" style:font-name-asian="Arial Unicode MS1" style:font-size-asian="8pt" style:language-asian="none" style:country-asian="none" style:font-name-complex="Lucidasans" style:font-size-complex="8pt" style:language-complex="none" style:country-complex="none"/>
    </style:style>
    <style:style style:name="T44" style:family="text">
      <style:text-properties style:use-window-font-color="true" style:font-name="Garamond2" fo:font-size="8pt" fo:language="en" fo:country="US" officeooo:rsid="002803a4" style:font-name-asian="Arial Unicode MS1" style:font-size-asian="8pt" style:language-asian="none" style:country-asian="none" style:font-name-complex="Lucidasans" style:font-size-complex="8pt" style:language-complex="none" style:country-complex="none"/>
    </style:style>
    <style:style style:name="T45" style:family="text">
      <style:text-properties style:use-window-font-color="true" style:font-name="Garamond2" fo:font-size="10pt" fo:language="en" fo:country="US" fo:font-style="normal" fo:font-weight="normal" officeooo:rsid="0007ec12"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46" style:family="text">
      <style:text-properties style:use-window-font-color="true" style:font-name="Garamond2" fo:font-size="10pt" fo:language="en" fo:country="US" fo:font-style="normal" fo:font-weight="normal" officeooo:rsid="0054b254"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47" style:family="text">
      <style:text-properties style:use-window-font-color="true" style:font-name="Garamond2" fo:font-size="10pt" fo:language="en" fo:country="US" officeooo:rsid="0054b254" fo:background-color="#fff200" loext:char-shading-value="0" style:font-name-asian="Arial Unicode MS1" style:font-size-asian="10pt" style:language-asian="none" style:country-asian="none" style:font-name-complex="Lucidasans1" style:font-size-complex="10pt" style:language-complex="none" style:country-complex="none"/>
    </style:style>
    <style:style style:name="T48" style:family="text">
      <style:text-properties style:use-window-font-color="true" style:font-name="Garamond2" fo:font-size="10pt" fo:language="en" fo:country="US" officeooo:rsid="005f402f"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49" style:family="text">
      <style:text-properties style:use-window-font-color="true" style:font-name="Garamond2" fo:font-size="10pt" fo:language="en" fo:country="US" officeooo:rsid="0054b254" fo:background-color="#fff200" loext:char-shading-value="0" style:font-name-asian="Arial Unicode MS1" style:font-size-asian="12pt" style:language-asian="none" style:country-asian="none" style:font-name-complex="Lucidasans" style:font-size-complex="10pt" style:language-complex="none" style:country-complex="none"/>
    </style:style>
    <style:style style:name="T50" style:family="text">
      <style:text-properties style:use-window-font-color="true" style:font-name="Garamond2" fo:font-size="10pt" fo:language="en" fo:country="US" officeooo:rsid="00568448" fo:background-color="#fff200" loext:char-shading-value="0" style:font-name-asian="Arial Unicode MS1" style:font-size-asian="12pt" style:language-asian="none" style:country-asian="none" style:font-name-complex="Lucidasans" style:font-size-complex="10pt" style:language-complex="none" style:country-complex="none"/>
    </style:style>
    <style:style style:name="T51" style:family="text">
      <style:text-properties style:use-window-font-color="true" style:font-name="Garamond2" fo:font-size="10pt" fo:language="en" fo:country="US" officeooo:rsid="005971b3" fo:background-color="#fff200" loext:char-shading-value="0" style:font-name-asian="Arial Unicode MS1" style:font-size-asian="12pt" style:language-asian="none" style:country-asian="none" style:font-name-complex="Lucidasans" style:font-size-complex="10pt" style:language-complex="none" style:country-complex="none"/>
    </style:style>
    <style:style style:name="T52" style:family="text">
      <style:text-properties style:use-window-font-color="true" style:font-name="Garamond2" fo:font-size="10pt" fo:language="en" fo:country="US" officeooo:rsid="0059f43e" fo:background-color="#fff200" loext:char-shading-value="0" style:font-name-asian="Arial Unicode MS1" style:font-size-asian="12pt" style:language-asian="none" style:country-asian="none" style:font-name-complex="Lucidasans" style:font-size-complex="10pt" style:language-complex="none" style:country-complex="none"/>
    </style:style>
    <style:style style:name="T53" style:family="text">
      <style:text-properties style:use-window-font-color="true" style:font-name="Garamond2" fo:font-size="10pt" fo:language="en" fo:country="US" officeooo:rsid="002d7ec8" style:font-name-asian="Arial Unicode MS1" style:font-size-asian="12pt" style:language-asian="none" style:country-asian="none" style:font-name-complex="Lucidasans" style:font-size-complex="10pt" style:language-complex="none" style:country-complex="none"/>
    </style:style>
    <style:style style:name="T54" style:family="text">
      <style:text-properties style:use-window-font-color="true" style:font-name="Garamond2" fo:font-size="10pt" fo:language="en" fo:country="US" officeooo:rsid="005a991d" style:font-name-asian="Arial Unicode MS1" style:font-size-asian="12pt" style:language-asian="none" style:country-asian="none" style:font-name-complex="Lucidasans" style:font-size-complex="10pt" style:language-complex="none" style:country-complex="none"/>
    </style:style>
    <style:style style:name="T55" style:family="text">
      <style:text-properties style:use-window-font-color="true" style:font-name="Garamond2" fo:font-size="10pt" fo:language="en" fo:country="US" officeooo:rsid="00080632" style:font-name-asian="Arial Unicode MS1" style:font-size-asian="10pt" style:language-asian="none" style:country-asian="none" style:font-name-complex="Lucidasans" style:font-size-complex="10pt" style:language-complex="none" style:country-complex="none"/>
    </style:style>
    <style:style style:name="T56" style:family="text">
      <style:text-properties style:use-window-font-color="true" style:font-name="Garamond2" fo:font-size="10pt" fo:language="en" fo:country="US" officeooo:rsid="005d60f3" style:font-name-asian="Arial Unicode MS1" style:font-size-asian="10pt" style:language-asian="none" style:country-asian="none" style:font-name-complex="Lucidasans" style:font-size-complex="10pt" style:language-complex="none" style:country-complex="none"/>
    </style:style>
    <style:style style:name="T57" style:family="text">
      <style:text-properties style:use-window-font-color="true" style:font-name="Garamond2" fo:font-size="10pt" fo:language="en" fo:country="US" officeooo:rsid="0060c99e" style:font-name-asian="Arial Unicode MS1" style:font-size-asian="10pt" style:language-asian="none" style:country-asian="none" style:font-name-complex="Lucidasans" style:font-size-complex="10pt" style:language-complex="none" style:country-complex="none"/>
    </style:style>
    <style:style style:name="T58" style:family="text">
      <style:text-properties style:use-window-font-color="true" style:font-name="Garamond2" fo:font-size="10pt" fo:language="de" fo:country="DE" officeooo:rsid="005a991d" fo:background-color="#ffff00" loext:char-shading-value="0" style:font-name-asian="Arial Unicode MS1" style:font-size-asian="10pt" style:language-asian="none" style:country-asian="none" style:font-name-complex="Lucidasans" style:font-size-complex="10pt" style:language-complex="none" style:country-complex="none"/>
    </style:style>
    <style:style style:name="T59" style:family="text">
      <style:text-properties style:use-window-font-color="true" style:font-name="Garamond2" fo:font-size="10pt" fo:language="de" fo:country="DE" officeooo:rsid="005d60f3" fo:background-color="#ffff00" loext:char-shading-value="0" style:font-name-asian="Arial Unicode MS1" style:font-size-asian="10pt" style:language-asian="none" style:country-asian="none" style:font-name-complex="Lucidasans" style:font-size-complex="10pt" style:language-complex="none" style:country-complex="none"/>
    </style:style>
    <style:style style:name="T60" style:family="text">
      <style:text-properties style:use-window-font-color="true" style:font-name="Garamond2" fo:font-size="10pt" fo:language="en" fo:country="PH" officeooo:rsid="0013739c"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61" style:family="text">
      <style:text-properties style:use-window-font-color="true" style:font-name="Garamond2" fo:font-size="10pt" fo:language="en" fo:country="PH" officeooo:rsid="005d60f3"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62" style:family="text">
      <style:text-properties style:use-window-font-color="true" style:font-name="Garamond2" fo:font-size="10pt" fo:language="en" fo:country="PH" officeooo:rsid="005d9fc6"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63" style:family="text">
      <style:text-properties style:use-window-font-color="true" style:font-name="Garamond2" fo:font-size="10pt" fo:language="en" fo:country="PH" officeooo:rsid="005f390b"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64" style:family="text">
      <style:text-properties style:use-window-font-color="true" style:font-name="Garamond2" fo:font-size="10pt" fo:language="en" fo:country="PH" officeooo:rsid="00149747"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65" style:family="text">
      <style:text-properties style:use-window-font-color="true" style:font-name="Garamond2" fo:font-size="10pt" fo:language="en" fo:country="PH" officeooo:rsid="0061bd01"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66" style:family="text">
      <style:text-properties style:use-window-font-color="true" style:font-name="Garamond2" fo:font-size="10pt" fo:language="en" fo:country="PH" officeooo:rsid="00149747" fo:background-color="#fff200" loext:char-shading-value="0" style:font-name-asian="Arial2" style:font-size-asian="10pt" style:language-asian="none" style:country-asian="none" style:font-name-complex="Arial2" style:font-size-complex="10pt" style:language-complex="none" style:country-complex="none"/>
    </style:style>
    <style:style style:name="T67" style:family="text">
      <style:text-properties style:use-window-font-color="true" style:font-name="Garamond2" fo:font-size="10pt" fo:language="en" fo:country="PH" officeooo:rsid="005f390b" fo:background-color="#fff200" loext:char-shading-value="0" style:font-name-asian="Arial2" style:font-size-asian="10pt" style:language-asian="none" style:country-asian="none" style:font-name-complex="Arial2" style:font-size-complex="10pt" style:language-complex="none" style:country-complex="none"/>
    </style:style>
    <style:style style:name="T68" style:family="text">
      <style:text-properties style:use-window-font-color="true" style:font-name="Garamond2" fo:font-size="10pt" fo:background-color="#fff200" loext:char-shading-value="0" style:font-size-asian="10pt" style:font-size-complex="10pt"/>
    </style:style>
    <style:style style:name="T69" style:family="text">
      <style:text-properties style:use-window-font-color="true" style:font-name="Garamond2" fo:font-size="10pt" officeooo:rsid="004a0e75" fo:background-color="#fff200" loext:char-shading-value="0" style:font-size-asian="10pt" style:font-size-complex="10pt"/>
    </style:style>
    <style:style style:name="T70" style:family="text">
      <style:text-properties style:use-window-font-color="true" style:font-name="Garamond2" fo:font-size="10pt" style:font-size-asian="10pt" style:font-size-complex="10pt"/>
    </style:style>
    <style:style style:name="T71" style:family="text">
      <style:text-properties style:use-window-font-color="true" style:font-name="Garamond2" fo:font-size="10pt" officeooo:rsid="00486eb7" style:font-size-asian="10pt" style:font-size-complex="10pt"/>
    </style:style>
    <style:style style:name="T72" style:family="text">
      <style:text-properties style:use-window-font-color="true" style:font-name="Garamond2" fo:font-size="10pt" officeooo:rsid="004a0e75" style:font-size-asian="10pt" style:font-size-complex="10pt"/>
    </style:style>
    <style:style style:name="T73" style:family="text">
      <style:text-properties officeooo:rsid="002803a4"/>
    </style:style>
    <style:style style:name="T74" style:family="text">
      <style:text-properties officeooo:rsid="000cad3b"/>
    </style:style>
    <style:style style:name="T75" style:family="text">
      <style:text-properties style:text-position="super 58%" officeooo:rsid="002803a4"/>
    </style:style>
    <style:style style:name="T76" style:family="text">
      <style:text-properties officeooo:rsid="001008e5"/>
    </style:style>
    <style:style style:name="T77" style:family="text">
      <style:text-properties officeooo:rsid="0012eee6"/>
    </style:style>
    <style:style style:name="T78" style:family="text">
      <style:text-properties fo:font-weight="bold"/>
    </style:style>
    <style:style style:name="T79" style:family="text">
      <style:text-properties fo:font-weight="bold" officeooo:rsid="0012eee6"/>
    </style:style>
    <style:style style:name="T80" style:family="text">
      <style:text-properties fo:font-weight="bold" officeooo:rsid="002faafc"/>
    </style:style>
    <style:style style:name="T81" style:family="text">
      <style:text-properties fo:font-weight="bold" style:font-weight-asian="bold" style:font-weight-complex="bold"/>
    </style:style>
    <style:style style:name="T82" style:family="text">
      <style:text-properties fo:font-weight="bold" officeooo:rsid="003e7630" style:font-weight-asian="bold" style:font-weight-complex="bold"/>
    </style:style>
    <style:style style:name="T83" style:family="text">
      <style:text-properties fo:font-weight="bold" officeooo:rsid="003c76d4"/>
    </style:style>
    <style:style style:name="T84" style:family="text">
      <style:text-properties fo:font-weight="bold" officeooo:rsid="0042a2d8"/>
    </style:style>
    <style:style style:name="T85" style:family="text">
      <style:text-properties fo:font-weight="bold" officeooo:rsid="0048ebcf"/>
    </style:style>
    <style:style style:name="T86" style:family="text">
      <style:text-properties fo:font-weight="bold" officeooo:rsid="004a0e75"/>
    </style:style>
    <style:style style:name="T87" style:family="text">
      <style:text-properties fo:font-size="10pt"/>
    </style:style>
    <style:style style:name="T88" style:family="text">
      <style:text-properties fo:font-size="10pt" officeooo:rsid="002e703f"/>
    </style:style>
    <style:style style:name="T89" style:family="text">
      <style:text-properties fo:font-size="10pt" style:font-size-asian="10pt" style:font-size-complex="10pt"/>
    </style:style>
    <style:style style:name="T90" style:family="text">
      <style:text-properties fo:font-size="10pt" officeooo:rsid="0044e8e4" style:font-size-asian="10pt" style:font-size-complex="10pt"/>
    </style:style>
    <style:style style:name="T91" style:family="text">
      <style:text-properties officeooo:rsid="002faafc"/>
    </style:style>
    <style:style style:name="T92" style:family="text">
      <style:text-properties fo:font-weight="normal" fo:background-color="#fff200" loext:char-shading-value="0" style:font-weight-asian="normal" style:font-weight-complex="normal"/>
    </style:style>
    <style:style style:name="T93" style:family="text">
      <style:text-properties fo:font-weight="normal" officeooo:rsid="004a03cd" fo:background-color="#fff200" loext:char-shading-value="0" style:font-weight-asian="normal" style:font-weight-complex="normal"/>
    </style:style>
    <style:style style:name="T94" style:family="text">
      <style:text-properties fo:font-weight="normal" officeooo:rsid="004a0e75" fo:background-color="#fff200" loext:char-shading-value="0" style:font-weight-asian="normal" style:font-weight-complex="normal"/>
    </style:style>
    <style:style style:name="T95" style:family="text">
      <style:text-properties officeooo:rsid="003a86e8"/>
    </style:style>
    <style:style style:name="T96" style:family="text">
      <style:text-properties officeooo:rsid="003c76d4"/>
    </style:style>
    <style:style style:name="T97" style:family="text">
      <style:text-properties fo:language="en" fo:country="CA"/>
    </style:style>
    <style:style style:name="T98" style:family="text">
      <style:text-properties fo:language="en" fo:country="CA" fo:font-weight="bold" style:font-weight-asian="bold" style:font-weight-complex="bold"/>
    </style:style>
    <style:style style:name="T99" style:family="text">
      <style:text-properties fo:language="en" fo:country="CA" officeooo:rsid="003e7630" fo:background-color="#fff200" loext:char-shading-value="0"/>
    </style:style>
    <style:style style:name="T100" style:family="text">
      <style:text-properties officeooo:rsid="003e7630"/>
    </style:style>
    <style:style style:name="T101" style:family="text">
      <style:text-properties officeooo:rsid="003f7566"/>
    </style:style>
    <style:style style:name="T102" style:family="text">
      <style:text-properties officeooo:rsid="0042a2d8"/>
    </style:style>
    <style:style style:name="T103" style:family="text">
      <style:text-properties officeooo:rsid="00438e71"/>
    </style:style>
    <style:style style:name="T104" style:family="text">
      <style:text-properties fo:background-color="#fff200" loext:char-shading-value="0"/>
    </style:style>
    <style:style style:name="T105" style:family="text">
      <style:text-properties officeooo:rsid="003e7630" fo:background-color="#fff200" loext:char-shading-value="0"/>
    </style:style>
    <style:style style:name="T106" style:family="text">
      <style:text-properties officeooo:rsid="004a0e75"/>
    </style:style>
    <style:style style:name="T107" style:family="text">
      <style:text-properties officeooo:rsid="0048ebcf"/>
    </style:style>
    <style:style style:name="T108" style:family="text">
      <style:text-properties officeooo:rsid="004a7700"/>
    </style:style>
    <style:style style:name="T109" style:family="text">
      <style:text-properties officeooo:rsid="000ddb44"/>
    </style:style>
    <style:style style:name="T110" style:family="text">
      <style:text-properties officeooo:rsid="004f91aa"/>
    </style:style>
    <style:style style:name="T111" style:family="text">
      <style:text-properties officeooo:rsid="0054b254"/>
    </style:style>
    <style:style style:name="T112" style:family="text">
      <style:text-properties officeooo:rsid="0014f7d0"/>
    </style:style>
    <style:style style:name="T113" style:family="text">
      <style:text-properties officeooo:rsid="00149747"/>
    </style:style>
    <style:style style:name="T114" style:family="text">
      <style:text-properties style:font-size-asian="16pt" style:font-size-complex="16pt"/>
    </style:style>
    <style:style style:name="T115" style:family="text">
      <style:text-properties officeooo:rsid="002bc2df" style:font-size-asian="16pt" style:font-size-complex="16pt"/>
    </style:style>
    <style:style style:name="T116" style:family="text">
      <style:text-properties officeooo:rsid="005d60f3"/>
    </style:style>
    <style:style style:name="T117" style:family="text">
      <style:text-properties fo:language="en" fo:country="US" officeooo:rsid="00171f22" fo:background-color="#fff200" loext:char-shading-value="0" style:font-name-asian="Arial2" style:font-name-complex="Arial2"/>
    </style:style>
    <style:style style:name="T118" style:family="text">
      <style:text-properties officeooo:rsid="0060c99e"/>
    </style:style>
    <style:style style:name="T119" style:family="text">
      <style:text-properties officeooo:rsid="00169b2b"/>
    </style:style>
    <style:style style:name="T120" style:family="text">
      <style:text-properties officeooo:rsid="0061bd0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113cm" svg:y="-2.787cm" svg:width="10.97cm" draw:z-index="0">
        <draw:text-box fo:min-height="0.473cm">
          <table:table table:name="Table5" table:style-name="Table5">
            <table:table-column table:style-name="Table5.A"/>
            <table:table-row table:style-name="Table5.1">
              <table:table-cell table:style-name="Table5.A1" office:value-type="string">
                <table:table table:name="Table6" table:style-name="Table6">
                  <table:table-column table:style-name="Table6.A"/>
                  <table:table-row>
                    <table:table-cell table:style-name="Table6.A1" office:value-type="string">
                      <text:p text:style-name="P22">FOCUS GROUP: DISCUSSION GUIDE</text:p>
                    </table:table-cell>
                  </table:table-row>
                </table:table>
                <text:p text:style-name="P21"> </text:p>
              </table:table-cell>
            </table:table-row>
          </table:table>
        </draw:text-box>
      </draw:frame>
      <text:p text:style-name="P80"/>
      <text:p text:style-name="P59"/>
      <text:p text:style-name="P59"><text:line-break/></text:p>
      <text:p text:style-name="P59"/>
      <text:p text:style-name="P64">R<text:span text:style-name="T111">eSource</text:span></text:p>
      <text:p text:style-name="P68"><text:span text:style-name="T95">Interview</text:span> Guidelines and Report</text:p>
      <text:p text:style-name="P69">for</text:p>
      <text:p text:style-name="P75">D<text:span text:style-name="T111">ata Gathering</text:span></text:p>
      <text:p text:style-name="P67"/>
      <text:p text:style-name="P67"/>
      <text:p text:style-name="P67"/>
      <text:p text:style-name="P67"/>
      <text:p text:style-name="P67"/>
      <text:p text:style-name="P67"/>
      <text:p text:style-name="P67"/>
      <text:p text:style-name="P67"/>
      <text:p text:style-name="P67">Submitted to:</text:p>
      <text:p text:style-name="P67"/>
      <text:p text:style-name="P67"/>
      <text:p text:style-name="P67">Prof. Ma. Rowena C. Solamo</text:p>
      <text:p text:style-name="P67">Faculty Member</text:p>
      <text:p text:style-name="P67">Department of Computer Science</text:p>
      <text:p text:style-name="P67">College of Engineering</text:p>
      <text:p text:style-name="P67">University of the Philippines, Diliman</text:p>
      <text:p text:style-name="P67"/>
      <text:p text:style-name="P67"/>
      <text:p text:style-name="P67"/>
      <text:p text:style-name="P67"/>
      <text:p text:style-name="P67">Submitted by:</text:p>
      <text:p text:style-name="P62">Jaira Mathena B. Angeles</text:p>
      <text:p text:style-name="P62">Danilo M. Mendoza II</text:p>
      <text:p text:style-name="P61">Beatrice Pauline R. Mercado</text:p>
      <text:p text:style-name="P70"/>
      <text:p text:style-name="P70"/>
      <text:p text:style-name="P70"/>
      <text:p text:style-name="P70"/>
      <text:p text:style-name="P70"/>
      <text:p text:style-name="P71">In partial fulfillment of Academic Requirements</text:p>
      <text:p text:style-name="P72">for the course</text:p>
      <text:p text:style-name="P72">CS 19<text:span text:style-name="T73">1 Software Engineering</text:span></text:p>
      <text:p text:style-name="P73">of the </text:p>
      <text:p text:style-name="P73"><text:span text:style-name="T73">1</text:span><text:span text:style-name="T75">st</text:span><text:span text:style-name="T73"> <text:s/></text:span>Semester, AY <text:span text:style-name="T76">&lt;2019-2020&gt;</text:span></text:p>
      <text:p text:style-name="P60"/>
      <text:p text:style-name="P5">Unique Referenc<text:span text:style-name="T74">e</text:span>:</text:p>
      <text:p text:style-name="P63">The documents are stored in the <text:span text:style-name="Default_20_Paragraph_20_Font"><text:span text:style-name="T104">https://github.com/mathena828/ReSource.</text:span></text:span></text:p>
      <text:p text:style-name="P58"/>
      <text:p text:style-name="P58">Document Purpose:</text:p>
      <text:p text:style-name="P33">This document is provided as a guide for using <text:span text:style-name="T95">interview</text:span>. <text:s/>It provides guidelines on how to proceed with conducting the data gathering technique, and on what type of questions are covered. <text:s/>It also contains the transcription and reports the results.</text:p>
      <text:p text:style-name="P43"/>
      <text:p text:style-name="P58">Target Audience:</text:p>
      <text:p text:style-name="P65"><text:span text:style-name="Default_20_Paragraph_20_Font"><text:span text:style-name="T24">The target audience of this document are the CS 191 and CS 192 Software Engineering classes of the academic year 2019 to 2020, as well as other individuals who may have a vested interest in the data gathering methods </text:span></text:span><text:span text:style-name="Default_20_Paragraph_20_Font"><text:span text:style-name="T45">o</text:span></text:span><text:span text:style-name="Default_20_Paragraph_20_Font"><text:span text:style-name="T46">f</text:span></text:span><text:span text:style-name="Default_20_Paragraph_20_Font"><text:span text:style-name="T24"> this project. This inquiry will serve as a foundation for the succeeding phases of the development process. The members of Group No. 2, namely, Jaira Mathena B. Angeles, Danilo M. Mendoza II, and Beatrice Pauline R. Mercado will be conducting and consulting this report. Professor Ma. Rowena C. Solamo will be evaluating the contents of this submission to ensure that it fulfills the criteria for this academic requirement.</text:span></text:span></text:p>
      <text:p text:style-name="P66"><text:span text:style-name="Default_20_Paragraph_20_Font"><text:span text:style-name="T24"/></text:span></text:p>
      <text:p text:style-name="P57">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53">Revision Date</text:p>
            </table:table-cell>
            <table:table-cell table:style-name="Table3.A1" office:value-type="string">
              <text:p text:style-name="P53">Person Responsible</text:p>
            </table:table-cell>
            <table:table-cell table:style-name="Table3.A1" office:value-type="string">
              <text:p text:style-name="P54">Version</text:p>
              <text:p text:style-name="P54">Number</text:p>
            </table:table-cell>
            <table:table-cell table:style-name="Table3.D1" office:value-type="string">
              <text:p text:style-name="P53">Modification</text:p>
            </table:table-cell>
          </table:table-row>
        </table:table-header-rows>
        <table:table-row>
          <table:table-cell table:style-name="Table3.A2" office:value-type="string">
            <text:p text:style-name="P55"><text:span text:style-name="T116">08</text:span>/<text:span text:style-name="T116">31</text:span>/<text:span text:style-name="T116">19</text:span></text:p>
          </table:table-cell>
          <table:table-cell table:style-name="Table3.A2" office:value-type="string">
            <text:p text:style-name="P102"><text:span text:style-name="T28">J</text:span><text:span text:style-name="T55">a</text:span><text:span text:style-name="T56">ira Mathena B. Angeles</text:span></text:p>
          </table:table-cell>
          <table:table-cell table:style-name="Table3.A2" office:value-type="string">
            <text:p text:style-name="P56">1.0</text:p>
          </table:table-cell>
          <table:table-cell table:style-name="Table3.D2" office:value-type="string">
            <text:p text:style-name="P109">S<text:span text:style-name="T116">he edited the title page, as well as the Unique References and Participant’s Consent sections. She wrote the entries under Target Audience, Purpose, and Target Participants.</text:span></text:p>
          </table:table-cell>
        </table:table-row>
        <table:table-row>
          <table:table-cell table:style-name="Table3.A2" office:value-type="string">
            <text:p text:style-name="P103">09/02/19</text:p>
          </table:table-cell>
          <table:table-cell table:style-name="Table3.A2" office:value-type="string">
            <text:p text:style-name="P103">Danilo M. Mendoza II</text:p>
          </table:table-cell>
          <table:table-cell table:style-name="Table3.A2" office:value-type="string">
            <text:p text:style-name="P104">1.1</text:p>
          </table:table-cell>
          <table:table-cell table:style-name="Table3.D2" office:value-type="string">
            <text:p text:style-name="WW-Table_20_Contents1"><text:span text:style-name="T25">He </text:span><text:span text:style-name="T57">transferred the content from the Focus Group Discussion template to the Interview template.</text:span></text:p>
          </table:table-cell>
        </table:table-row>
        <table:table-row>
          <table:table-cell table:style-name="Table3.A2" office:value-type="string">
            <text:p text:style-name="P105">09/03/19</text:p>
          </table:table-cell>
          <table:table-cell table:style-name="Table3.A2" office:value-type="string">
            <text:p text:style-name="P106">Beatrice Pauline R. Mercado</text:p>
          </table:table-cell>
          <table:table-cell table:style-name="Table3.A2" office:value-type="string">
            <text:p text:style-name="P107">1.2</text:p>
          </table:table-cell>
          <table:table-cell table:style-name="Table3.D2" office:value-type="string">
            <text:p text:style-name="P108"><text:span text:style-name="T30">She </text:span><text:span text:style-name="T29">wrote the Introductory Script </text:span><text:span text:style-name="T31">and</text:span><text:span text:style-name="T29"> </text:span><text:span text:style-name="T57">Interview</text:span><text:span text:style-name="T29"> Objectives. </text:span><text:span text:style-name="T31">She edited the Concluding Script and noted the Interview Schedules.</text:span></text:p>
          </table:table-cell>
        </table:table-row>
      </table:table>
      <text:p text:style-name="P76"/>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a xlink:type="simple" xlink:href="#__RefHeading___Toc877_578734558" text:style-name="Index_20_Link" text:visited-style-name="Index_20_Link"><text:s/>I. <text:s/>Interview Guide and Checklist<text:tab/>4</text:a></text:p>
          <text:p text:style-name="P79"><text:a xlink:type="simple" xlink:href="#__RefHeading___Toc4425_265662658" text:style-name="Index_20_Link" text:visited-style-name="Index_20_Link"><text:s/>A. <text:s/>Purpose<text:tab/>4</text:a></text:p>
          <text:p text:style-name="P79"><text:a xlink:type="simple" xlink:href="#__RefHeading___Toc2854_2377065642" text:style-name="Index_20_Link" text:visited-style-name="Index_20_Link"><text:s/>B. <text:s/>Target Participants<text:tab/>4</text:a></text:p>
          <text:p text:style-name="P79"><text:a xlink:type="simple" xlink:href="#__RefHeading___Toc2856_2377065642" text:style-name="Index_20_Link" text:visited-style-name="Index_20_Link"><text:s/>C. <text:s/>Participant’s Consent<text:tab/>4</text:a></text:p>
          <text:p text:style-name="P79"><text:a xlink:type="simple" xlink:href="#__RefHeading___Toc2862_2377065642" text:style-name="Index_20_Link" text:visited-style-name="Index_20_Link"><text:s/>D. <text:s/>Data collection<text:tab/>4</text:a></text:p>
          <text:p text:style-name="P79"><text:a xlink:type="simple" xlink:href="#__RefHeading___Toc2864_2377065642" text:style-name="Index_20_Link" text:visited-style-name="Index_20_Link"><text:s/>E. <text:s/>Interview Schedule<text:tab/>5</text:a></text:p>
          <text:p text:style-name="P79"><text:a xlink:type="simple" xlink:href="#__RefHeading___Toc2866_2377065642" text:style-name="Index_20_Link" text:visited-style-name="Index_20_Link"><text:s/>F. <text:s/>Interview Protocol<text:tab/>5</text:a></text:p>
          <text:p text:style-name="P77"><text:a xlink:type="simple" xlink:href="#__RefHeading___Toc2868_2377065642" text:style-name="Index_20_Link" text:visited-style-name="Index_20_Link"><text:s/>i. <text:s/>Introductory Script<text:tab/>5</text:a></text:p>
          <text:p text:style-name="P77"><text:a xlink:type="simple" xlink:href="#__RefHeading___Toc2870_2377065642" text:style-name="Index_20_Link" text:visited-style-name="Index_20_Link"><text:s/>ii. <text:s/>Interview Objectives<text:tab/>5</text:a></text:p>
          <text:p text:style-name="P77"><text:a xlink:type="simple" xlink:href="#__RefHeading___Toc2872_2377065642" text:style-name="Index_20_Link" text:visited-style-name="Index_20_Link"><text:s/>iii. <text:s/>Questions<text:tab/>5</text:a></text:p>
          <text:p text:style-name="P77"><text:a xlink:type="simple" xlink:href="#__RefHeading___Toc4427_265662658" text:style-name="Index_20_Link" text:visited-style-name="Index_20_Link"><text:s/>iv. <text:s/>Concluding Script<text:tab/>5</text:a></text:p>
          <text:p text:style-name="P78"><text:a xlink:type="simple" xlink:href="#__RefHeading___Toc2874_2377065642" text:style-name="Index_20_Link" text:visited-style-name="Index_20_Link"><text:s/>II. <text:s/>Interview Transcription or Notes<text:tab/>7</text:a></text:p>
          <text:p text:style-name="P78"><text:a xlink:type="simple" xlink:href="#__RefHeading___Toc879_578734558" text:style-name="Index_20_Link" text:visited-style-name="Index_20_Link"><text:s/>III. <text:s/>Interview Report:<text:tab/>8</text:a></text:p>
          <text:p text:style-name="P79"><text:a xlink:type="simple" xlink:href="#__RefHeading___Toc4459_265662658" text:style-name="Index_20_Link" text:visited-style-name="Index_20_Link"><text:s/>A. <text:s/>Introduction<text:tab/>8</text:a></text:p>
          <text:p text:style-name="P79"><text:a xlink:type="simple" xlink:href="#__RefHeading___Toc4461_265662658" text:style-name="Index_20_Link" text:visited-style-name="Index_20_Link"><text:s/>B. <text:s/>Participant Demographics<text:tab/>8</text:a></text:p>
          <text:p text:style-name="P79"><text:a xlink:type="simple" xlink:href="#__RefHeading___Toc4463_265662658" text:style-name="Index_20_Link" text:visited-style-name="Index_20_Link"><text:s/>C. <text:s/>Participant’s Perspectives<text:tab/>8</text:a></text:p>
        </text:index-body>
      </text:table-of-content>
      <text:p text:style-name="P8"/>
      <text:p text:style-name="P8"/>
      <text:p text:style-name="P8"/>
      <text:p text:style-name="P8"/>
      <text:p text:style-name="P8"/>
      <text:p text:style-name="P8"/>
      <text:p text:style-name="P8"><text:line-break/></text:p>
      <text:h text:style-name="P83" text:outline-level="1"><text:bookmark-start text:name="__RefHeading___Toc877_578734558"/><text:tab/><text:span text:style-name="T95">Interview</text:span> <text:span text:style-name="T91">Guide</text:span> and Checklist<text:bookmark-end text:name="__RefHeading___Toc877_578734558"/></text:h>
      <text:p text:style-name="P35">This section provides the instructions on how to conduct <text:span text:style-name="T101">interviews</text:span>. <text:s/>It also provides a checklist needed to perform the data gathering technique</text:p>
      <text:h text:style-name="Heading_20_2" text:outline-level="2"><text:bookmark-start text:name="__RefHeading___Toc4425_265662658"/><text:tab/><text:span text:style-name="T102">Purpose</text:span><text:bookmark-end text:name="__RefHeading___Toc4425_265662658"/></text:h>
      <text:p text:style-name="P37">The purpose of the interview is to determine the functional requirements of an online book trading portal such as ReSource. In particular, the following must be identified:</text:p>
      <text:p text:style-name="P45"><text:span text:style-name="Default_20_Paragraph_20_Font"><text:span text:style-name="T5">1.) Wh</text:span></text:span><text:span text:style-name="Default_20_Paragraph_20_Font"><text:span text:style-name="T8">at hindrances are consumers faced with when buying books from retail stores?</text:span></text:span></text:p>
      <text:p text:style-name="P45"><text:span text:style-name="Default_20_Paragraph_20_Font"><text:span text:style-name="T5">2.) </text:span></text:span><text:span text:style-name="Default_20_Paragraph_20_Font"><text:span text:style-name="T8">How can these aforementioned issues be addressed by the </text:span></text:span><text:span text:style-name="Default_20_Paragraph_20_Font"><text:span text:style-name="T9">proposed </text:span></text:span><text:span text:style-name="Default_20_Paragraph_20_Font"><text:span text:style-name="T8">pro</text:span></text:span><text:span text:style-name="Default_20_Paragraph_20_Font"><text:span text:style-name="T47">ject</text:span></text:span><text:span text:style-name="Default_20_Paragraph_20_Font"><text:span text:style-name="T8">?</text:span></text:span></text:p>
      <text:p text:style-name="P45"><text:span text:style-name="Default_20_Paragraph_20_Font"><text:span text:style-name="T5">3.) </text:span></text:span><text:span text:style-name="Default_20_Paragraph_20_Font"><text:span text:style-name="T8">What information must be included in a book listing?</text:span></text:span></text:p>
      <text:p text:style-name="P45"><text:span text:style-name="Default_20_Paragraph_20_Font"><text:span text:style-name="T5">4.) What are the ideal classification systems </text:span></text:span><text:span text:style-name="Default_20_Paragraph_20_Font"><text:span text:style-name="T8">for sorting books in an inventory?</text:span></text:span></text:p>
      <text:p text:style-name="P45"><text:span text:style-name="Default_20_Paragraph_20_Font"><text:span text:style-name="T5">5.) How do </text:span></text:span><text:span text:style-name="Default_20_Paragraph_20_Font"><text:span text:style-name="T8">buyers and sellers wish to interact with the software</text:span></text:span><text:span text:style-name="Default_20_Paragraph_20_Font"><text:span text:style-name="T5">?</text:span></text:span></text:p>
      <text:p text:style-name="P42">6.) What kind of payment system is most convenient for both parties?</text:p>
      <text:h text:style-name="P86" text:outline-level="2"><text:bookmark-start text:name="__RefHeading___Toc2854_2377065642"/><text:span text:style-name="T115"><text:tab/>Target P</text:span><text:span text:style-name="T114">articipants</text:span><text:bookmark-end text:name="__RefHeading___Toc2854_2377065642"/></text:h>
      <text:p text:style-name="P94"><text:span text:style-name="T10">The target participants </text:span><text:span text:style-name="T49">o</text:span><text:span text:style-name="T50">f</text:span><text:span text:style-name="T10"> this study are </text:span><text:span text:style-name="T12">a diverse, yet demographically relevant group of</text:span><text:span text:style-name="T10"> students from the University of the Philippines, Diliman</text:span><text:span text:style-name="T11">. </text:span><text:span text:style-name="T13">This includes </text:span><text:span text:style-name="T14">men and women within the age range of adolescence or </text:span><text:span text:style-name="T51">early</text:span><text:span text:style-name="T14"> adulthood. </text:span><text:span text:style-name="T51">In terms of their financial background, the respondents come from moderate to high-income households. These constraints placed upon the sample population ensures that they have </text:span><text:span text:style-name="T52">the means of availing of the services offered by the software.</text:span><text:span text:style-name="T51"> </text:span><text:span text:style-name="T52">That is to say, they are looking to sell or willing to buy secondhand books. Furthermore, it is indicative of a sufficient level of education such that the subjects literate, if not well read. This general profile also represents the target market for project.</text:span></text:p>
      <text:h text:style-name="Heading_20_2" text:outline-level="2"><text:bookmark-start text:name="__RefHeading___Toc2856_2377065642"/><text:tab/>Participant’s Consent<text:bookmark-end text:name="__RefHeading___Toc2856_2377065642"/></text:h>
      <text:p text:style-name="P51"><text:span text:style-name="T4">Participants will sign a consent form to participate in the </text:span><text:span text:style-name="T53">i</text:span><text:span text:style-name="T54">nterviews</text:span><text:span text:style-name="T4">. One copy of the informed consent form should be given to participants and a second copy should be kept by the </text:span><text:span text:style-name="T15">interviewer. <text:s/></text:span><text:span text:style-name="T17">The responses</text:span><text:span text:style-name="T18"> to </text:span><text:span text:style-name="T19">the </text:span><text:span text:style-name="T18">questions will be kept confidential. At no time will </text:span><text:span text:style-name="T21">the</text:span><text:span text:style-name="T18"> actual identity </text:span><text:span text:style-name="T21">of the participants </text:span><text:span text:style-name="T18">be revealed.</text:span><text:span text:style-name="T21"> They</text:span><text:span text:style-name="T18"> will be assigned a random numerical code. Anyone who helps </text:span><text:span text:style-name="T20">the transcription of the </text:span><text:span text:style-name="T18">responses will only know </text:span><text:span text:style-name="T21">them</text:span><text:span text:style-name="T18"> by this code. The recording will be destroyed </text:span><text:span text:style-name="T21">as soon as </text:span><text:span text:style-name="T58">the d</text:span><text:span text:style-name="T59">ata gleaned from the sessions have all been transcribed</text:span><text:span text:style-name="T21">. <text:s text:c="2"/></text:span><text:span text:style-name="T18">The transcript, without </text:span><text:span text:style-name="T21">their</text:span><text:span text:style-name="T18"> name</text:span><text:span text:style-name="T21">s</text:span><text:span text:style-name="T18">, will be kept until the </text:span><text:span text:style-name="T20">study</text:span><text:span text:style-name="T18"> is complete.</text:span></text:p>
      <text:p text:style-name="P95"><text:span text:style-name="T18">The key code linking </text:span><text:span text:style-name="T21">their</text:span><text:span text:style-name="T18"> name</text:span><text:span text:style-name="T21">s</text:span><text:span text:style-name="T18"> with </text:span><text:span text:style-name="T21">their</text:span><text:span text:style-name="T18"> number </text:span><text:span text:style-name="T21">will be kept encrypted in a file and no one else except the group members will have access to it. <text:s/></text:span><text:span text:style-name="T18"><text:s/>It will be destroyed </text:span><text:span text:style-name="T58">o</text:span><text:span text:style-name="T59">nce the finished product has been launched</text:span><text:span text:style-name="T18">. <text:s text:c="2"/>The data </text:span><text:span text:style-name="T21">that will be provided</text:span><text:span text:style-name="T18"> will be used for </text:span><text:span text:style-name="T22">the </text:span><text:span text:style-name="T23">development of the web application ReSource</text:span><text:span text:style-name="T18"> and</text:span><text:span text:style-name="T26"> may be used as the basis for articles or presentations in the future. </text:span><text:span text:style-name="T27">The names or any information</text:span><text:span text:style-name="T26"> that would identify </text:span><text:span text:style-name="T27">any participants will not be used </text:span><text:span text:style-name="T26">in any publications or presentations.</text:span></text:p>
      <text:p text:style-name="P50"><text:span text:style-name="T110">The</text:span><text:span text:style-name="T4"> participation in this study is completely voluntary, and </text:span><text:span text:style-name="T110">the participants</text:span><text:span text:style-name="T4"> may refuse to participate or withdraw from the study without penalty or loss of benefits to </text:span><text:span text:style-name="T110">the group</text:span><text:span text:style-name="T4">. <text:s/></text:span><text:span text:style-name="T110">They</text:span><text:span text:style-name="T4"> may withdraw by informing the </text:span><text:span text:style-name="T109">group</text:span><text:span text:style-name="T4"> that </text:span><text:span text:style-name="T110">they</text:span><text:span text:style-name="T4"> no longer wish to participate (no questions will be asked). </text:span><text:span text:style-name="T110">They</text:span><text:span text:style-name="T4"> may skip any question during the </text:span><text:span text:style-name="T110">interview</text:span><text:span text:style-name="T4">, but continue to participate in the rest of the study.</text:span></text:p>
      <text:p text:style-name="P51"><text:span text:style-name="T4">(See Sample Consent Form</text:span><text:span text:style-name="T3">)</text:span></text:p>
      <text:h text:style-name="P84" text:outline-level="2"><text:bookmark-start text:name="__RefHeading___Toc2862_2377065642"/><text:tab/>Data collection<text:bookmark-end text:name="__RefHeading___Toc2862_2377065642"/></text:h>
      <text:p text:style-name="P46"><text:span text:style-name="T87">The discussions can be </text:span><text:span text:style-name="T88">recorded</text:span><text:span text:style-name="T87"> if agreed by participants, and transcribed verbatim for analysis. The recordings need to be securely stored until transcribed and then destroyed. The transcription shall not contain information that would allow individuals to be linked to specific statements. <text:s/>Confidentiality will be strictly preserved. </text:span></text:p>
      <text:p text:style-name="P47">If recording is not available, <text:span text:style-name="T102">the interviewer will </text:span>be taking down notes of what is being discussed. <text:s/>The notes will be analyzed <text:soft-page-break/>later.</text:p>
      <text:h text:style-name="Heading_20_2" text:outline-level="2"><text:bookmark-start text:name="__RefHeading___Toc2864_2377065642"/><text:tab/><text:span text:style-name="T96">Interview Schedule</text:span><text:bookmark-end text:name="__RefHeading___Toc2864_2377065642"/></text:h>
      <text:p text:style-name="P48"/>
      <table:table table:name="Table1" table:style-name="Table1">
        <table:table-column table:style-name="Table1.A" table:number-columns-repeated="3"/>
        <table:table-row>
          <table:table-cell table:style-name="Table1.A1" office:value-type="string">
            <text:p text:style-name="P23">Interviewee </text:p>
          </table:table-cell>
          <table:table-cell table:style-name="Table1.A1" office:value-type="string">
            <text:p text:style-name="P23">Interview Date &amp; Time</text:p>
          </table:table-cell>
          <table:table-cell table:style-name="Table1.C1" office:value-type="string">
            <text:p text:style-name="P23">Interview Venue</text:p>
          </table:table-cell>
        </table:table-row>
        <table:table-row>
          <table:table-cell table:style-name="Table1.A2" office:value-type="string">
            <text:p text:style-name="P28">Justine Alvaro, a BS Computer Science student from UP Diliman</text:p>
          </table:table-cell>
          <table:table-cell table:style-name="Table1.A2" office:value-type="string">
            <text:p text:style-name="P26">September 6, 2019 (Friday)</text:p>
          </table:table-cell>
          <table:table-cell table:style-name="Table1.C2" office:value-type="string">
            <text:p text:style-name="P27">Via Facebook Messenger</text:p>
          </table:table-cell>
        </table:table-row>
        <table:table-row>
          <table:table-cell table:style-name="Table1.A2" office:value-type="string">
            <text:p text:style-name="P28">Patrick Sanchez, a BS Computer Science student from UP Diliman</text:p>
          </table:table-cell>
          <table:table-cell table:style-name="Table1.A2" office:value-type="string">
            <text:p text:style-name="P27"/>
          </table:table-cell>
          <table:table-cell table:style-name="Table1.C2" office:value-type="string">
            <text:p text:style-name="P27">Via Facebook Messenger</text:p>
          </table:table-cell>
        </table:table-row>
        <table:table-row>
          <table:table-cell table:style-name="Table1.A2" office:value-type="string">
            <text:p text:style-name="P28">Hannah Mae Magno, a BS Computer Science student from UP Diliman</text:p>
          </table:table-cell>
          <table:table-cell table:style-name="Table1.A2" office:value-type="string">
            <text:p text:style-name="P27"/>
          </table:table-cell>
          <table:table-cell table:style-name="Table1.C2" office:value-type="string">
            <text:p text:style-name="P27">Via Facebook Messenger</text:p>
          </table:table-cell>
        </table:table-row>
        <table:table-row>
          <table:table-cell table:style-name="Table1.A2" office:value-type="string">
            <text:p text:style-name="P29">Sophia <text:span text:style-name="T112">Casiano, </text:span>a BS Computer Science student from UP Diliman</text:p>
          </table:table-cell>
          <table:table-cell table:style-name="Table1.A2" office:value-type="string">
            <text:p text:style-name="P27"/>
          </table:table-cell>
          <table:table-cell table:style-name="Table1.C2" office:value-type="string">
            <text:p text:style-name="P27">Via Facebook Messenger</text:p>
          </table:table-cell>
        </table:table-row>
        <table:table-row>
          <table:table-cell table:style-name="Table1.A2" office:value-type="string">
            <text:p text:style-name="P30">Ian Villanueva, <text:span text:style-name="T113">a BS Computer Science student from UP Diliman</text:span></text:p>
          </table:table-cell>
          <table:table-cell table:style-name="Table1.A2" office:value-type="string">
            <text:p text:style-name="P27"/>
          </table:table-cell>
          <table:table-cell table:style-name="Table1.C2" office:value-type="string">
            <text:p text:style-name="P27">Via Facebook Messenger</text:p>
          </table:table-cell>
        </table:table-row>
      </table:table>
      <text:p text:style-name="P48"/>
      <text:h text:style-name="P85" text:outline-level="2"><text:bookmark-start text:name="__RefHeading___Toc2866_2377065642"/><text:span text:style-name="T78"><text:tab/></text:span><text:span text:style-name="T83">Interview</text:span><text:span text:style-name="T78"> </text:span><text:span text:style-name="T84">Protocol</text:span><text:bookmark-end text:name="__RefHeading___Toc2866_2377065642"/></text:h>
      <text:p text:style-name="P49">A<text:span text:style-name="T102">n</text:span> <text:span text:style-name="T102">interview protocol</text:span> may facilitate structuring the <text:span text:style-name="T102">interview</text:span> by highlighting the topics that need to be covered. </text:p>
      <text:h text:style-name="Heading_20_3" text:outline-level="3"><text:bookmark-start text:name="__RefHeading___Toc2868_2377065642"/><text:tab/><text:span text:style-name="T102">Introductory Script</text:span><text:bookmark-end text:name="__RefHeading___Toc2868_2377065642"/></text:h>
      <text:p text:style-name="P96"><text:span text:style-name="T32">Greetings! I am Beatrice Pauline R. Mercado, a student </text:span><text:span text:style-name="T61">of</text:span><text:span text:style-name="T33"> the </text:span><text:span text:style-name="T32">Department of Computer Science </text:span><text:span text:style-name="T33">in</text:span><text:span text:style-name="T32"> U.P. Diliman. This interview is </text:span><text:span text:style-name="T34">being </text:span><text:span text:style-name="T32">conducted </text:span><text:span text:style-name="T33">as a part of our data gathering method</text:span><text:span text:style-name="T39">s</text:span><text:span text:style-name="T33"> for our </text:span><text:span text:style-name="T34">CS 191</text:span><text:span text:style-name="T33"> Software Engineering </text:span><text:span text:style-name="T62">project</text:span><text:span text:style-name="T33">. </text:span><text:span text:style-name="T34">Thank you for agreeing to </text:span><text:span text:style-name="T61">p</text:span><text:span text:style-name="T65">articipate</text:span><text:span text:style-name="T35"> study,</text:span></text:p>
      <text:h text:style-name="Heading_20_3" text:outline-level="3"><text:bookmark-start text:name="__RefHeading___Toc2870_2377065642"/><text:tab/><text:span text:style-name="T102">Interview Objectives</text:span><text:bookmark-end text:name="__RefHeading___Toc2870_2377065642"/></text:h>
      <text:p text:style-name="P100"><text:span text:style-name="T36">The purpose of this interview is to gather data regarding the </text:span><text:span text:style-name="T63">design</text:span><text:span text:style-name="T37"> and</text:span><text:span text:style-name="T36"> </text:span><text:span text:style-name="T60">f</text:span><text:span text:style-name="T63">unction</text:span><text:span text:style-name="T36"> of our </text:span><text:span text:style-name="T63">proposed online book trading portal</text:span><text:span text:style-name="T36">, </text:span><text:span text:style-name="T37">ReSource</text:span><text:span text:style-name="T36">. We </text:span><text:span text:style-name="T37">guarantee</text:span><text:span text:style-name="T63"> complete confidentiality</text:span><text:span text:style-name="T36"> as your answers and opinions will not be </text:span><text:span text:style-name="T37">disclosed elsewhere.</text:span><text:span text:style-name="T38"> </text:span><text:span text:style-name="T64">T</text:span><text:span text:style-name="T63">his will not,</text:span><text:span text:style-name="T38"> </text:span><text:span text:style-name="T36">in any shape or form, </text:span><text:span text:style-name="T40">be </text:span><text:span text:style-name="T66">a</text:span><text:span text:style-name="T40"> burden </text:span><text:span text:style-name="T66">o</text:span><text:span text:style-name="T67">n</text:span><text:span text:style-name="T40"> your account</text:span><text:span text:style-name="T36">. </text:span><text:span text:style-name="T40">The results of this interview will strictly be </text:span><text:span text:style-name="T66">u</text:span><text:span text:style-name="T67">sed for the</text:span><text:span text:style-name="T40"> develo</text:span><text:span text:style-name="T41">pment of</text:span><text:span text:style-name="T40"> our web application.</text:span></text:p>
      <text:h text:style-name="Heading_20_3" text:outline-level="3"><text:bookmark-start text:name="__RefHeading___Toc2872_2377065642"/><text:tab/><text:span text:style-name="T102">Questions</text:span><text:bookmark-end text:name="__RefHeading___Toc2872_2377065642"/></text:h>
      <text:p text:style-name="P36">Fill in your interview questions, the contribution of the participant’s answer and expected information. <text:s/>See sample questions below of elicitation of requirements.</text:p>
      <table:table table:name="Table4" table:style-name="Table4">
        <table:table-column table:style-name="Table4.A" table:number-columns-repeated="3"/>
        <table:table-row>
          <table:table-cell table:style-name="Table4.A1" office:value-type="string">
            <text:p text:style-name="P24">Questions</text:p>
          </table:table-cell>
          <table:table-cell table:style-name="Table4.A1" office:value-type="string">
            <text:p text:style-name="P24">Contribution to the Study</text:p>
          </table:table-cell>
          <table:table-cell table:style-name="Table4.C1" office:value-type="string">
            <text:p text:style-name="P24">Expected Information</text:p>
          </table:table-cell>
        </table:table-row>
        <table:table-row>
          <table:table-cell table:style-name="Table4.A2" office:value-type="string">
            <text:p text:style-name="P25">[What information do you want to be presented to by the application?]</text:p>
          </table:table-cell>
          <table:table-cell table:style-name="Table4.A2" office:value-type="string">
            <text:p text:style-name="P25">[a list of objects that is produced by the application]</text:p>
          </table:table-cell>
          <table:table-cell table:style-name="Table4.C2" office:value-type="string">
            <text:p text:style-name="P25">[output data]</text:p>
          </table:table-cell>
        </table:table-row>
        <table:table-row>
          <table:table-cell table:style-name="Table4.A2" office:value-type="string">
            <text:p text:style-name="P25">[What capabilities of the application are you expecting it to do?]</text:p>
          </table:table-cell>
          <table:table-cell table:style-name="Table4.A2" office:value-type="string">
            <text:p text:style-name="P25">[a list of services provided by the application]</text:p>
          </table:table-cell>
          <table:table-cell table:style-name="Table4.C2" office:value-type="string">
            <text:p text:style-name="P25">[functions]</text:p>
          </table:table-cell>
        </table:table-row>
        <table:table-row>
          <table:table-cell table:style-name="Table4.A2" office:value-type="string">
            <text:p text:style-name="P88">What information do you look for before making a purchase ( i.e. books, second-hand products...)?</text:p>
          </table:table-cell>
          <table:table-cell table:style-name="Table4.A2" office:value-type="string">
            <text:p text:style-name="P90"><text:span text:style-name="T42">A list of data on the product listings on the application</text:span><text:span text:style-name="T7"> </text:span></text:p>
          </table:table-cell>
          <table:table-cell table:style-name="Table4.C2" office:value-type="string">
            <text:p text:style-name="P87"/>
          </table:table-cell>
        </table:table-row>
        <table:table-row>
          <table:table-cell table:style-name="Table4.A2" office:value-type="string">
            <text:p text:style-name="P87">What payment method do you think is best for online trading portals?</text:p>
          </table:table-cell>
          <table:table-cell table:style-name="Table4.A2" office:value-type="string">
            <text:p text:style-name="P88"/>
          </table:table-cell>
          <table:table-cell table:style-name="Table4.C2" office:value-type="string">
            <text:p text:style-name="P87"/>
          </table:table-cell>
        </table:table-row>
        <text:soft-page-break/>
        <table:table-row>
          <table:table-cell table:style-name="Table4.A2" office:value-type="string">
            <text:p text:style-name="P87">Would you like to be able to like and comment on listings?</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How would you like your profile to look like?</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hat landing page do you want to see first ( i.e. newsfeed, profile, listings, etc…)?</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hat kind of information are you willing to disclose on a public e-commerce site?</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As a seller, would you prefer to have your contact details on the site itself or to have a link that would redirect to Facebook or some other platform?</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ould you want a seller review system on the site for quality control?</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ould you want a built-in reservation system or should that be handled between the seller and the buyer?</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Do you want the user and seller profiles to exist as separate entities or would it be more convenient for you to be able to post listings and make purchases using the same account?</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hat form of categorization is most convenient for you ( i.e. by genre, author, subject, price etc...)?</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How affordable do you find books in retail stores?</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How much are you willing to pay for books ( i.e. textbooks, fiction, reference book, etc...)?</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hat additional features would you like to see?</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How do you want to interact with the web app?</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hat factors affect your reading habits or lack thereof?</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hat kind of books do you gravitate towards ( i.e. genre-wise, subject-wise, etc...)?</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hat significant concerns do you have in terms of buying books or thrifting books?</text:p>
          </table:table-cell>
          <table:table-cell table:style-name="Table4.A2" office:value-type="string">
            <text:p text:style-name="P88"/>
          </table:table-cell>
          <table:table-cell table:style-name="Table4.C2" office:value-type="string">
            <text:p text:style-name="P87"/>
          </table:table-cell>
        </table:table-row>
        <table:table-row>
          <table:table-cell table:style-name="Table4.A2" office:value-type="string">
            <text:p text:style-name="P87">What would deter you from using this web app?</text:p>
          </table:table-cell>
          <table:table-cell table:style-name="Table4.A2" office:value-type="string">
            <text:p text:style-name="P89"/>
          </table:table-cell>
          <table:table-cell table:style-name="Table4.C2" office:value-type="string">
            <text:p text:style-name="P87"/>
          </table:table-cell>
        </table:table-row>
        <table:table-row>
          <table:table-cell table:style-name="Table4.A2" office:value-type="string">
            <text:p text:style-name="P87">What would encourage you to avail of our services?</text:p>
          </table:table-cell>
          <table:table-cell table:style-name="Table4.A2" office:value-type="string">
            <text:p text:style-name="P89">To determine what other features to add</text:p>
          </table:table-cell>
          <table:table-cell table:style-name="Table4.C2" office:value-type="string">
            <text:p text:style-name="P87"/>
          </table:table-cell>
        </table:table-row>
      </table:table>
      <text:p text:style-name="Text_20_body"><text:soft-page-break/></text:p>
      <text:h text:style-name="Heading_20_3" text:outline-level="3"><text:bookmark-start text:name="__RefHeading___Toc4427_265662658"/><text:tab/><text:span text:style-name="T103">Concluding Script</text:span><text:bookmark-end text:name="__RefHeading___Toc4427_265662658"/></text:h>
      <text:list xml:id="list4161856065" text:style-name="L1">
        <text:list-item>
          <text:p text:style-name="P97">Thank you for participating. This has been a very <text:span text:style-name="T103">helpful for our study.</text:span></text:p>
        </text:list-item>
        <text:list-item>
          <text:p text:style-name="P97">Your opinions will be a valuable asset to the study.</text:p>
        </text:list-item>
        <text:list-item>
          <text:p text:style-name="P98">If there is anything you are unhappy with or wish to complain about, please contact <text:span text:style-name="Default_20_Paragraph_20_Font"><text:span text:style-name="T117">Beatrice Mercado</text:span></text:span> or speak to me later.</text:p>
        </text:list-item>
        <text:list-item>
          <text:p text:style-name="P97">I would like to remind you that any comments featuring in this report will be anonymous</text:p>
          <text:p text:style-name="P99"/>
        </text:list-item>
      </text:list>
      <text:p text:style-name="P32"/>
      <text:p text:style-name="P31"/>
      <text:p text:style-name="P7"/>
      <text:h text:style-name="P81" text:outline-level="1"><text:bookmark-start text:name="__RefHeading___Toc2874_2377065642"/><text:tab/><text:span text:style-name="T95">Interview</text:span> Transcription or Notes<text:bookmark-end text:name="__RefHeading___Toc2874_2377065642"/></text:h>
      <text:p text:style-name="P39"><text:span text:style-name="T81">Interviewee Code:</text:span> <text:span text:style-name="T104">[Code of the Interviewee]</text:span></text:p>
      <text:p text:style-name="P41">Interview Date: <text:span text:style-name="T92">[Date of interview]</text:span></text:p>
      <text:p text:style-name="P40"/>
      <text:p text:style-name="P40"><text:span text:style-name="T81"><office:annotation><dc:date>2018-08-23T18:45:28.582698019</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81"><office:annotation><dc:date>2018-08-23T18:45:28.596376694</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81"><office:annotation><dc:date>2018-08-23T18:45:28.59684377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 text:style-name="T81"><office:annotation><dc:date>2018-08-23T18:45:28.596868046</dc:date><text:p>&lt;!--StartFragment--&gt;</text:p></office:annotation></text:span><text:span text:style-name="T81">Interviewer:</text:span><text:tab/><text:span text:style-name="T105">[Question 1]</text:span></text:p>
      <text:p text:style-name="P52"/>
      <text:p text:style-name="P11"><text:span text:style-name="T82">[Interviewee Code]</text:span>: <text:span text:style-name="T105">[Answer of interviewee]</text:span></text:p>
      <text:p text:style-name="P9"/>
      <text:p text:style-name="P10"><text:span text:style-name="T98">Interviewer:</text:span><text:span text:style-name="T97"> <text:tab/></text:span><text:span text:style-name="T99">[Question 2]</text:span></text:p>
      <text:p text:style-name="Text_20_body"/>
      <text:p text:style-name="Text_20_body"/>
      <text:p text:style-name="P34"/>
      <text:p text:style-name="P38">Additional Comments</text:p>
      <text:p text:style-name="P74"><text:span text:style-name="T100">[</text:span>If applicable, <text:s/>provide additional context <text:span text:style-name="T100">for</text:span> clarification/information to those conducting analysis of the information provided. Examples of comments may include the following: </text:p>
      <text:list xml:id="list3229801540" text:style-name="L2">
        <text:list-item>
          <text:p text:style-name="P91"><text:span text:style-name="T6">The interviewee was frequently distracted by phone calls.]</text:span><office:annotation><dc:date>2018-08-23T18:45:28.604682418</dc:date><text:p>&lt;!--EndFragment--&gt;</text:p></office:annotation></text:p>
        </text:list-item>
      </text:list>
      <text:p text:style-name="P6"/>
      <text:h text:style-name="P82" text:outline-level="1"><text:bookmark-start text:name="__RefHeading___Toc879_578734558"/><text:span text:style-name="T77"><text:tab/>Interview</text:span><text:span text:style-name="T80"> </text:span><text:span text:style-name="T79">Report: </text:span><text:bookmark-end text:name="__RefHeading___Toc879_578734558"/></text:h>
      <text:h text:style-name="Heading_20_2" text:outline-level="2"><text:bookmark-start text:name="__RefHeading___Toc4459_265662658"/><text:tab/>Introduction<text:bookmark-end text:name="__RefHeading___Toc4459_265662658"/></text:h>
      <text:p text:style-name="P101"><text:span text:style-name="T48">Group 2</text:span><text:span text:style-name="T70"> held a </text:span><text:span text:style-name="T71">series of interview</text:span><text:span text:style-name="T70"> with </text:span><text:span text:style-name="T68">[number of students]</text:span><text:span text:style-name="T70"> </text:span><text:span text:style-name="T71">participants</text:span><text:span text:style-name="T70"> on</text:span><text:span text:style-name="T68"> [date</text:span><text:span text:style-name="T69">(s)</text:span><text:span text:style-name="T68">]</text:span><text:span text:style-name="T70">. The </text:span><text:span text:style-name="T71">interviews</text:span><text:span text:style-name="T70"> </text:span><text:span text:style-name="T72">were</text:span><text:span text:style-name="T70"> conducted as part of the </text:span><text:span text:style-name="T69">[the study]</text:span><text:span text:style-name="T70">. <text:s text:c="2"/></text:span><text:span text:style-name="T72">The participants were </text:span><text:span text:style-name="T69">[general profile of the participant]</text:span><text:span text:style-name="T72">. <text:s/>The data gathered helps in the </text:span><text:span text:style-name="T69">[purpose]</text:span><text:span text:style-name="T72">.</text:span></text:p>
      <text:p text:style-name="P17">The discussion was designed to gather information from the <text:span text:style-name="T107">participants</text:span> in regard to the following <text:span text:style-name="T107">questions</text:span>:</text:p>
      <text:p text:style-name="P20">[Sample Questions:</text:p>
      <text:list xml:id="list2259543346" text:style-name="L3">
        <text:list-item>
          <text:p text:style-name="P92">Who are the people involved in the maintenance of the athele record?</text:p>
        </text:list-item>
        <text:list-item>
          <text:p text:style-name="P92">What are the processes/functions needed to maintain an athlete record?</text:p>
        </text:list-item>
        <text:list-item>
          <text:p text:style-name="P92">What are produced from the file of athlete records?</text:p>
        </text:list-item>
        <text:list-item>
          <text:p text:style-name="P92">What data do we need to keep track of?</text:p>
        </text:list-item>
        <text:list-item>
          <text:p text:style-name="P93"><text:span text:style-name="T90">H</text:span><text:span text:style-name="T89">ow do they want to interact with the system?]</text:span></text:p>
        </text:list-item>
      </text:list>
      <text:h text:style-name="Heading_20_2" text:outline-level="2"><text:bookmark-start text:name="__RefHeading___Toc4461_265662658"/><text:tab/>Participant Demographics<text:bookmark-end text:name="__RefHeading___Toc4461_265662658"/></text:h>
      <text:p text:style-name="P12">[Provide the summary of demographics of the participants.]</text:p>
      <text:p text:style-name="P14"/>
      <text:h text:style-name="Heading_20_2" text:outline-level="2"><text:bookmark-start text:name="__RefHeading___Toc4463_265662658"/><text:tab/><text:span text:style-name="T108">Participant’s</text:span> Perspectives <text:bookmark-end text:name="__RefHeading___Toc4463_265662658"/></text:h>
      <text:p text:style-name="P16">[Organize by <text:span text:style-name="T107">questions</text:span>, identify any key themes under each <text:span text:style-name="T107">of them. </text:span><text:s/><text:span text:style-name="T107">T</text:span>hen, summarize the discussion under each <text:span text:style-name="T107">questions</text:span>. Use student quotes to enhance the narrative.]</text:p>
      <text:p text:style-name="P15"/>
      <text:p text:style-name="P13"><text:span text:style-name="T85">Question</text:span><text:span text:style-name="T78"> 1: </text:span><text:span text:style-name="T86">[</text:span><text:span text:style-name="T93">Who are the people involved in the maintenance of the athlete record?</text:span><text:span text:style-name="T94">]</text:span></text:p>
      <text:p text:style-name="P17"/>
      <text:p text:style-name="P18">[You can place narratives.</text:p>
      <text:p text:style-name="P19">Applicant who submits the filled up application form.</text:p>
      <text:p text:style-name="P19">Committee and Staff compiles the application.<text:span text:style-name="T106">]</text:span></text:p>
      <text:p text:style-name="P17"/>
      <text:p text:style-name="P44"><text:span text:style-name="T16">Outcome 2:</text:span><office:annotation><dc:date>2018-08-23T17:04:43.037419382</dc:date><text:p>&lt;!--EndFragment--&gt;</text:p></office:annot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1" svg:font-family="Arial"/>
    <style:font-face style:name="Lucidasans2"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Garamond2" svg:font-family="Garamond" style:font-family-generic="roman" style:font-pitch="variable"/>
    <style:font-face style:name="Garamond" svg:font-family="Garamond" style:font-adornments="Bold" style:font-family-generic="roman" style:font-pitch="variable"/>
    <style:font-face style:name="Garamond1" svg:font-family="Garamond" style:font-adornments="Regular" style:font-family-generic="roman" style:font-pitch="variable"/>
    <style:font-face style:name="Arial2" svg:font-family="Arial" style:font-family-generic="swiss" style:font-pitch="variable"/>
    <style:font-face style:name="Arial3" svg:font-family="Arial" style:font-adornments="Bold"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ucidasans1" svg:font-family="Lucida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Lucidasans2"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2"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2"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3"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ab-stops>
          <style:tab-stop style:position="1.27cm"/>
        </style:tab-stops>
      </style:paragraph-properties>
      <style:text-properties style:font-name="Garamond" fo:font-family="Garamond"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style:font-name="Garamond" fo:font-family="Garamond" style:font-style-name="Bold"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Garamond" fo:font-family="Garamond"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96cm" style:type="right" style:leader-style="dotted" style:leader-text="."/>
        </style:tab-stops>
      </style:paragraph-properties>
      <style:text-properties style:font-name="Garamond1" fo:font-family="Garamond" style:font-style-name="Regular"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97cm" style:type="right" style:leader-style="dotted" style:leader-text="."/>
        </style:tab-stops>
      </style:paragraph-properties>
      <style:text-properties style:font-name="Garamond1" fo:font-family="Garamond" style:font-style-name="Regular" style:font-family-generic="roman" style:font-pitch="variable"/>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text-properties style:font-name="Garamond1" fo:font-family="Garamond" style:font-style-name="Regular"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Garamond2" fo:font-family="Garamond"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style:num-format="I">
        <style:list-level-properties/>
      </text:outline-level-style>
      <text:outline-level-style text:level="2" style:num-prefix=" " style:num-suffix="." style:num-format="A">
        <style:list-level-properties/>
      </text:outline-level-style>
      <text:outline-level-style text:level="3" style:num-prefix=" " style:num-suffix="." style:num-format="i">
        <style:list-level-properties/>
      </text:outline-level-style>
      <text:outline-level-style text:level="4" style:num-prefix=" " style:num-suffix=")" style:num-format="a">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style>
    <style:style style:name="MT1" style:family="text">
      <style:text-properties style:font-name="Garamond2" fo:font-size="8pt" officeooo:rsid="002803a4" style:font-size-asian="8pt" style:font-size-complex="8pt"/>
    </style:style>
    <style:style style:name="MT2" style:family="text">
      <style:text-properties style:font-name="Garamond2" fo:font-size="8pt" style:font-size-asian="8pt" style:font-size-complex="8pt"/>
    </style:style>
    <style:style style:name="MT3" style:family="text">
      <style:text-properties style:use-window-font-color="true" style:font-name="Garamond2" fo:font-size="8pt" fo:language="en" fo:country="US" officeooo:rsid="0054b254" style:font-name-asian="Arial Unicode MS1" style:font-size-asian="8pt" style:language-asian="none" style:country-asian="none" style:font-name-complex="Lucidasans" style:font-size-complex="8pt" style:language-complex="none" style:country-complex="none"/>
    </style:style>
    <style:style style:name="MT4" style:family="text">
      <style:text-properties style:use-window-font-color="true" style:font-name="Garamond2" fo:font-size="8pt" fo:language="en" fo:country="US" officeooo:rsid="002803a4" style:font-name-asian="Arial Unicode MS1" style:font-size-asian="8pt" style:language-asian="none" style:country-asian="none" style:font-name-complex="Lucidasans" style:font-size-complex="8pt" style:language-complex="none" style:country-complex="none"/>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Group No</text:span><text:span text:style-name="MT2">: </text:span><text:span text:style-name="MT3">2</text:span><text:span text:style-name="MT2"><text:tab/><text:tab/>Page </text:span><text:span text:style-name="MT2"><text:page-number style:num-format="1" text:select-page="current">9</text:page-number></text:span></text:p>
        <text:p text:style-name="MP3"><text:span text:style-name="MT1">Project Name: </text:span><text:span text:style-name="MT4">R</text:span><text:span text:style-name="MT3">eSource</text:span><text:span text:style-name="MT2"><text:tab/><text:tab/></text:span><text:span text:style-name="MT1">Version: </text:span><text:span text:style-name="MT4">1</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meta:initial-creator>Weng Solamo</meta:initial-creator>
    <meta:creation-date>2006-07-10T13:37:45</meta:creation-date>
    <dc:date>2019-09-04T12:07:25.239767123</dc:date>
    <dc:language>de-DE</dc:language>
    <meta:editing-cycles>58</meta:editing-cycles>
    <meta:editing-duration>PT3H16M35S</meta:editing-duration>
    <meta:document-statistic meta:table-count="5" meta:image-count="0" meta:object-count="0" meta:page-count="9" meta:paragraph-count="175" meta:word-count="1894" meta:character-count="11733" meta:non-whitespace-character-count="9937"/>
    <meta:user-defined meta:name="Info 1"/>
    <meta:user-defined meta:name="Info 2"/>
    <meta:user-defined meta:name="Info 3"/>
    <meta:user-defined meta:name="Info 4"/>
  </office:meta>
</office:document-meta>
</file>